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2.0083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0.8181in"/>
    </style:style>
    <style:style style:name="co6" style:family="table-column">
      <style:table-column-properties fo:break-before="auto" style:column-width="1.3972in"/>
    </style:style>
    <style:style style:name="co7" style:family="table-column">
      <style:table-column-properties fo:break-before="auto" style:column-width="0.4535in"/>
    </style:style>
    <style:style style:name="co8" style:family="table-column">
      <style:table-column-properties fo:break-before="auto" style:column-width="2.2547in"/>
    </style:style>
    <style:style style:name="co9" style:family="table-column">
      <style:table-column-properties fo:break-before="auto" style:column-width="0.7646in"/>
    </style:style>
    <style:style style:name="co10" style:family="table-column">
      <style:table-column-properties fo:break-before="auto" style:column-width="0.7535in"/>
    </style:style>
    <style:style style:name="co11" style:family="table-column">
      <style:table-column-properties fo:break-before="auto" style:column-width="0.6035in"/>
    </style:style>
    <style:style style:name="co12" style:family="table-column">
      <style:table-column-properties fo:break-before="auto" style:column-width="0.4102in"/>
    </style:style>
    <style:style style:name="co13" style:family="table-column">
      <style:table-column-properties fo:break-before="auto" style:column-width="1.3543in"/>
    </style:style>
    <style:style style:name="co14" style:family="table-column">
      <style:table-column-properties fo:break-before="auto" style:column-width="5.75in"/>
    </style:style>
    <style:style style:name="co15" style:family="table-column">
      <style:table-column-properties fo:break-before="auto" style:column-width="1.9118in"/>
    </style:style>
    <style:style style:name="co16" style:family="table-column">
      <style:table-column-properties fo:break-before="auto" style:column-width="2.1902in"/>
    </style:style>
    <style:style style:name="co17" style:family="table-column">
      <style:table-column-properties fo:break-before="auto" style:column-width="6.5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2.01pt solid #000000" fo:border-right="0.74pt solid #000000" fo:border-top="none"/>
      <style:paragraph-properties fo:text-align="center" fo:margin-left="0in"/>
    </style:style>
  </office:automatic-styles>
  <office:body>
    <office:spreadsheet>
      <table:table table:name="Details" table:style-name="ta1">
        <table:table-column table:style-name="co1" table:number-columns-repeated="2" table:default-cell-style-name="ce1"/>
        <table:table-column table:style-name="co1" table:default-cell-style-name="ce4"/>
        <table:table-column table:style-name="co1" table:number-columns-repeated="1021" table:default-cell-style-name="ce1"/>
        <table:table-row table:style-name="ro1" table:number-rows-repeated="25">
          <table:table-cell table:style-name="Default" table:number-columns-repeated="7"/>
          <table:table-cell/>
          <table:table-cell table:style-name="Default" table:number-columns-repeated="9"/>
          <table:table-cell table:number-columns-repeated="1007"/>
        </table:table-row>
        <table:table-row table:style-name="ro1" table:number-rows-repeated="5">
          <table:table-cell table:style-name="Default" table:number-columns-repeated="7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71">
          <table:table-cell table:style-name="ce3"/>
          <table:table-cell table:number-columns-repeated="1023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" table:style-name="ta1">
        <table:table-column table:style-name="co2" table:default-cell-style-name="Default"/>
        <table:table-column table:style-name="co3" table:default-cell-style-name="ce5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eat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nit</text:p>
          </table:table-cell>
          <table:table-cell table:style-name="Default"/>
          <table:table-cell/>
          <table:table-cell office:value-type="string" calcext:value-type="string">
            <text:p>Item</text:p>
          </table:table-cell>
          <table:table-cell/>
        </table:table-row>
        <table:table-row table:style-name="ro1">
          <table:table-cell office:value-type="string" calcext:value-type="string">
            <text:p>PHYSICAL</text:p>
          </table:table-cell>
          <table:table-cell table:style-name="Default"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RMOR</text:p>
          </table:table-cell>
        </table:table-row>
        <table:table-row table:style-name="ro1">
          <table:table-cell table:style-name="ce5" table:formula="of:=IFERROR(INDEX([Physical.$B$2:.$G$500]; SMALL(IF(([.A$3]=[Physical.$B$2:.$B$500]); ROW([Physical.$B$2:.$B$500])-MIN(ROW([Physical.$B$2:.$B$500]))+1;&quot;&quot;);ROWS([.$A$1:.$A1]));2);&quot;&quot;)" office:value-type="string" office:string-value="TOUGHNESS_1" calcext:value-type="string">
            <text:p>TOUGHNESS_1</text:p>
          </table:table-cell>
          <table:table-cell table:formula="of:=IFERROR(INDEX([Magical.$B$2:.$G$500]; SMALL(IF(([.B$3]=[Magical.$B$2:.$B$500]); ROW([Magical.$B$2:.$B$500])-MIN(ROW([Magical.$B$2:.$B$500]))+1;&quot;&quot;);ROWS([.$A$1:.$A1]));2);&quot;&quot;)" office:value-type="string" office:string-value="FAITH_1" calcext:value-type="string">
            <text:p>FAITH_1</text:p>
          </table:table-cell>
          <table:table-cell table:number-columns-repeated="3"/>
        </table:table-row>
        <table:table-row table:style-name="ro1">
          <table:table-cell table:style-name="ce5" table:formula="of:=IFERROR(INDEX([Physical.$B$2:.$G$500]; SMALL(IF(([.A$3]=[Physical.$B$2:.$B$500]); ROW([Physical.$B$2:.$B$500])-MIN(ROW([Physical.$B$2:.$B$500]))+1;&quot;&quot;);ROWS([.$A$1:.$A2]));2);&quot;&quot;)" office:value-type="string" office:string-value="TOUGHNESS_2" calcext:value-type="string">
            <text:p>TOUGHNESS_2</text:p>
          </table:table-cell>
          <table:table-cell table:formula="of:=IFERROR(INDEX([Magical.$B$2:.$G$500]; SMALL(IF(([.B$3]=[Magical.$B$2:.$B$500]); ROW([Magical.$B$2:.$B$500])-MIN(ROW([Magical.$B$2:.$B$500]))+1;&quot;&quot;);ROWS([.$A$1:.$A2]));2);&quot;&quot;)" office:value-type="string" office:string-value="FAITH_2" calcext:value-type="string">
            <text:p>FAITH_2</text:p>
          </table:table-cell>
          <table:table-cell table:number-columns-repeated="3"/>
        </table:table-row>
        <table:table-row table:style-name="ro1">
          <table:table-cell table:style-name="ce5" table:formula="of:=IFERROR(INDEX([Physical.$B$2:.$G$500]; SMALL(IF(([.A$3]=[Physical.$B$2:.$B$500]); ROW([Physical.$B$2:.$B$500])-MIN(ROW([Physical.$B$2:.$B$500]))+1;&quot;&quot;);ROWS([.$A$1:.$A3]));2);&quot;&quot;)" office:value-type="string" office:string-value="TOUGHNESS_3" calcext:value-type="string">
            <text:p>TOUGHNESS_3</text:p>
          </table:table-cell>
          <table:table-cell table:formula="of:=IFERROR(INDEX([Magical.$B$2:.$G$500]; SMALL(IF(([.B$3]=[Magical.$B$2:.$B$500]); ROW([Magical.$B$2:.$B$500])-MIN(ROW([Magical.$B$2:.$B$500]))+1;&quot;&quot;);ROWS([.$A$1:.$A3]));2);&quot;&quot;)" office:value-type="string" office:string-value="FAITH_3" calcext:value-type="string">
            <text:p>FAITH_3</text:p>
          </table:table-cell>
          <table:table-cell table:number-columns-repeated="3"/>
        </table:table-row>
        <table:table-row table:style-name="ro1">
          <table:table-cell table:style-name="ce5" table:formula="of:=IFERROR(INDEX([Physical.$B$2:.$G$500]; SMALL(IF(([.A$3]=[Physical.$B$2:.$B$500]); ROW([Physical.$B$2:.$B$500])-MIN(ROW([Physical.$B$2:.$B$500]))+1;&quot;&quot;);ROWS([.$A$1:.$A4]));2);&quot;&quot;)" office:value-type="string" office:string-value="TOUGHNESS_4" calcext:value-type="string">
            <text:p>TOUGHNESS_4</text:p>
          </table:table-cell>
          <table:table-cell table:formula="of:=IFERROR(INDEX([Magical.$B$2:.$G$500]; SMALL(IF(([.B$3]=[Magical.$B$2:.$B$500]); ROW([Magical.$B$2:.$B$500])-MIN(ROW([Magical.$B$2:.$B$500]))+1;&quot;&quot;);ROWS([.$A$1:.$A4]));2);&quot;&quot;)" office:value-type="string" office:string-value="FAITH_4" calcext:value-type="string">
            <text:p>FAITH_4</text:p>
          </table:table-cell>
          <table:table-cell table:number-columns-repeated="3"/>
        </table:table-row>
        <table:table-row table:style-name="ro1">
          <table:table-cell table:style-name="ce5" table:formula="of:=IFERROR(INDEX([Physical.$B$2:.$G$500]; SMALL(IF(([.A$3]=[Physical.$B$2:.$B$500]); ROW([Physical.$B$2:.$B$500])-MIN(ROW([Physical.$B$2:.$B$500]))+1;&quot;&quot;);ROWS([.$A$1:.$A5]));2);&quot;&quot;)" office:value-type="string" office:string-value="STRENGTH_1" calcext:value-type="string">
            <text:p>STRENGTH_1</text:p>
          </table:table-cell>
          <table:table-cell table:formula="of:=IFERROR(INDEX([Magical.$B$2:.$G$500]; SMALL(IF(([.B$3]=[Magical.$B$2:.$B$500]); ROW([Magical.$B$2:.$B$500])-MIN(ROW([Magical.$B$2:.$B$500]))+1;&quot;&quot;);ROWS([.$A$1:.$A5]));2);&quot;&quot;)" office:value-type="string" office:string-value="WISDOM_1" calcext:value-type="string">
            <text:p>WISDOM_1</text:p>
          </table:table-cell>
          <table:table-cell table:number-columns-repeated="3"/>
        </table:table-row>
        <table:table-row table:style-name="ro1">
          <table:table-cell table:style-name="ce5" table:formula="of:=IFERROR(INDEX([Physical.$B$2:.$G$500]; SMALL(IF(([.A$3]=[Physical.$B$2:.$B$500]); ROW([Physical.$B$2:.$B$500])-MIN(ROW([Physical.$B$2:.$B$500]))+1;&quot;&quot;);ROWS([.$A$1:.$A6]));2);&quot;&quot;)" office:value-type="string" office:string-value="STRENGTH_2" calcext:value-type="string">
            <text:p>STRENGTH_2</text:p>
          </table:table-cell>
          <table:table-cell table:formula="of:=IFERROR(INDEX([Magical.$B$2:.$G$500]; SMALL(IF(([.B$3]=[Magical.$B$2:.$B$500]); ROW([Magical.$B$2:.$B$500])-MIN(ROW([Magical.$B$2:.$B$500]))+1;&quot;&quot;);ROWS([.$A$1:.$A6]));2);&quot;&quot;)" office:value-type="string" office:string-value="WISDOM_2" calcext:value-type="string">
            <text:p>WISDOM_2</text:p>
          </table:table-cell>
          <table:table-cell table:number-columns-repeated="3"/>
        </table:table-row>
        <table:table-row table:style-name="ro1">
          <table:table-cell table:style-name="ce5" table:formula="of:=IFERROR(INDEX([Physical.$B$2:.$G$500]; SMALL(IF(([.A$3]=[Physical.$B$2:.$B$500]); ROW([Physical.$B$2:.$B$500])-MIN(ROW([Physical.$B$2:.$B$500]))+1;&quot;&quot;);ROWS([.$A$1:.$A7]));2);&quot;&quot;)" office:value-type="string" office:string-value="STRENGTH_3" calcext:value-type="string">
            <text:p>STRENGTH_3</text:p>
          </table:table-cell>
          <table:table-cell table:formula="of:=IFERROR(INDEX([Magical.$B$2:.$G$500]; SMALL(IF(([.B$3]=[Magical.$B$2:.$B$500]); ROW([Magical.$B$2:.$B$500])-MIN(ROW([Magical.$B$2:.$B$500]))+1;&quot;&quot;);ROWS([.$A$1:.$A7]));2);&quot;&quot;)" office:value-type="string" office:string-value="WISDOM_3" calcext:value-type="string">
            <text:p>WISDOM_3</text:p>
          </table:table-cell>
          <table:table-cell table:number-columns-repeated="3"/>
        </table:table-row>
        <table:table-row table:style-name="ro1">
          <table:table-cell table:style-name="ce5" table:formula="of:=IFERROR(INDEX([Physical.$B$2:.$G$500]; SMALL(IF(([.A$3]=[Physical.$B$2:.$B$500]); ROW([Physical.$B$2:.$B$500])-MIN(ROW([Physical.$B$2:.$B$500]))+1;&quot;&quot;);ROWS([.$A$1:.$A8]));2);&quot;&quot;)" office:value-type="string" office:string-value="STRENGTH_4" calcext:value-type="string">
            <text:p>STRENGTH_4</text:p>
          </table:table-cell>
          <table:table-cell table:formula="of:=IFERROR(INDEX([Magical.$B$2:.$G$500]; SMALL(IF(([.B$3]=[Magical.$B$2:.$B$500]); ROW([Magical.$B$2:.$B$500])-MIN(ROW([Magical.$B$2:.$B$500]))+1;&quot;&quot;);ROWS([.$A$1:.$A8]));2);&quot;&quot;)" office:value-type="string" office:string-value="WISDOM_4" calcext:value-type="string">
            <text:p>WISDOM_4</text:p>
          </table:table-cell>
          <table:table-cell table:number-columns-repeated="3"/>
        </table:table-row>
        <table:table-row table:style-name="ro1">
          <table:table-cell table:style-name="ce5" table:formula="of:=IFERROR(INDEX([Physical.$B$2:.$G$500]; SMALL(IF(([.A$3]=[Physical.$B$2:.$B$500]); ROW([Physical.$B$2:.$B$500])-MIN(ROW([Physical.$B$2:.$B$500]))+1;&quot;&quot;);ROWS([.$A$1:.$A9]));2);&quot;&quot;)" office:value-type="string" office:string-value="AGILITY_1" calcext:value-type="string">
            <text:p>AGILITY_1</text:p>
          </table:table-cell>
          <table:table-cell table:formula="of:=IFERROR(INDEX([Magical.$B$2:.$G$500]; SMALL(IF(([.B$3]=[Magical.$B$2:.$B$500]); ROW([Magical.$B$2:.$B$500])-MIN(ROW([Magical.$B$2:.$B$500]))+1;&quot;&quot;);ROWS([.$A$1:.$A9]));2);&quot;&quot;)" office:value-type="string" office:string-value="INTELLIGENCE_1" calcext:value-type="string">
            <text:p>INTELLIGENCE_1</text:p>
          </table:table-cell>
          <table:table-cell table:number-columns-repeated="3"/>
        </table:table-row>
        <table:table-row table:style-name="ro1">
          <table:table-cell table:style-name="ce5" table:formula="of:=IFERROR(INDEX([Physical.$B$2:.$G$500]; SMALL(IF(([.A$3]=[Physical.$B$2:.$B$500]); ROW([Physical.$B$2:.$B$500])-MIN(ROW([Physical.$B$2:.$B$500]))+1;&quot;&quot;);ROWS([.$A$1:.$A10]));2);&quot;&quot;)" office:value-type="string" office:string-value="AGILITY_2" calcext:value-type="string">
            <text:p>AGILITY_2</text:p>
          </table:table-cell>
          <table:table-cell table:formula="of:=IFERROR(INDEX([Magical.$B$2:.$G$500]; SMALL(IF(([.B$3]=[Magical.$B$2:.$B$500]); ROW([Magical.$B$2:.$B$500])-MIN(ROW([Magical.$B$2:.$B$500]))+1;&quot;&quot;);ROWS([.$A$1:.$A10]));2);&quot;&quot;)" office:value-type="string" office:string-value="INTELLIGENCE_2" calcext:value-type="string">
            <text:p>INTELLIGENCE_2</text:p>
          </table:table-cell>
          <table:table-cell table:number-columns-repeated="3"/>
        </table:table-row>
        <table:table-row table:style-name="ro1">
          <table:table-cell table:style-name="ce5" table:formula="of:=IFERROR(INDEX([Physical.$B$2:.$G$500]; SMALL(IF(([.A$3]=[Physical.$B$2:.$B$500]); ROW([Physical.$B$2:.$B$500])-MIN(ROW([Physical.$B$2:.$B$500]))+1;&quot;&quot;);ROWS([.$A$1:.$A11]));2);&quot;&quot;)" office:value-type="string" office:string-value="AGILITY_3" calcext:value-type="string">
            <text:p>AGILITY_3</text:p>
          </table:table-cell>
          <table:table-cell table:formula="of:=IFERROR(INDEX([Magical.$B$2:.$G$500]; SMALL(IF(([.B$3]=[Magical.$B$2:.$B$500]); ROW([Magical.$B$2:.$B$500])-MIN(ROW([Magical.$B$2:.$B$500]))+1;&quot;&quot;);ROWS([.$A$1:.$A11]));2);&quot;&quot;)" office:value-type="string" office:string-value="INTELLIGENCE_3" calcext:value-type="string">
            <text:p>INTELLIGENCE_3</text:p>
          </table:table-cell>
          <table:table-cell table:number-columns-repeated="3"/>
        </table:table-row>
        <table:table-row table:style-name="ro1">
          <table:table-cell table:style-name="ce5" table:formula="of:=IFERROR(INDEX([Physical.$B$2:.$G$500]; SMALL(IF(([.A$3]=[Physical.$B$2:.$B$500]); ROW([Physical.$B$2:.$B$500])-MIN(ROW([Physical.$B$2:.$B$500]))+1;&quot;&quot;);ROWS([.$A$1:.$A12]));2);&quot;&quot;)" office:value-type="string" office:string-value="AGILITY_4" calcext:value-type="string">
            <text:p>AGILITY_4</text:p>
          </table:table-cell>
          <table:table-cell table:formula="of:=IFERROR(INDEX([Magical.$B$2:.$G$500]; SMALL(IF(([.B$3]=[Magical.$B$2:.$B$500]); ROW([Magical.$B$2:.$B$500])-MIN(ROW([Magical.$B$2:.$B$500]))+1;&quot;&quot;);ROWS([.$A$1:.$A12]));2);&quot;&quot;)" office:value-type="string" office:string-value="INTELLIGENCE_4" calcext:value-type="string">
            <text:p>INTELLIGENCE_4</text:p>
          </table:table-cell>
          <table:table-cell table:number-columns-repeated="3"/>
        </table:table-row>
        <table:table-row table:style-name="ro1">
          <table:table-cell table:style-name="ce5" table:formula="of:=IFERROR(INDEX([Physical.$B$2:.$G$500]; SMALL(IF(([.A$3]=[Physical.$B$2:.$B$500]); ROW([Physical.$B$2:.$B$500])-MIN(ROW([Physical.$B$2:.$B$500]))+1;&quot;&quot;);ROWS([.$A$1:.$A13]));2);&quot;&quot;)" office:value-type="string" office:string-value="PERCEPTION_1" calcext:value-type="string">
            <text:p>PERCEPTION_1</text:p>
          </table:table-cell>
          <table:table-cell table:formula="of:=IFERROR(INDEX([Magical.$B$2:.$G$500]; SMALL(IF(([.B$3]=[Magical.$B$2:.$B$500]); ROW([Magical.$B$2:.$B$500])-MIN(ROW([Magical.$B$2:.$B$500]))+1;&quot;&quot;);ROWS([.$A$1:.$A13]));2);&quot;&quot;)" office:value-type="string" office:string-value="WILLPOWER_1" calcext:value-type="string">
            <text:p>WILLPOWER_1</text:p>
          </table:table-cell>
          <table:table-cell table:number-columns-repeated="3"/>
        </table:table-row>
        <table:table-row table:style-name="ro1">
          <table:table-cell table:style-name="ce5" table:formula="of:=IFERROR(INDEX([Physical.$B$2:.$G$500]; SMALL(IF(([.A$3]=[Physical.$B$2:.$B$500]); ROW([Physical.$B$2:.$B$500])-MIN(ROW([Physical.$B$2:.$B$500]))+1;&quot;&quot;);ROWS([.$A$1:.$A14]));2);&quot;&quot;)" office:value-type="string" office:string-value="PERCEPTION_2" calcext:value-type="string">
            <text:p>PERCEPTION_2</text:p>
          </table:table-cell>
          <table:table-cell table:formula="of:=IFERROR(INDEX([Magical.$B$2:.$G$500]; SMALL(IF(([.B$3]=[Magical.$B$2:.$B$500]); ROW([Magical.$B$2:.$B$500])-MIN(ROW([Magical.$B$2:.$B$500]))+1;&quot;&quot;);ROWS([.$A$1:.$A14]));2);&quot;&quot;)" office:value-type="string" office:string-value="WILLPOWER_2" calcext:value-type="string">
            <text:p>WILLPOWER_2</text:p>
          </table:table-cell>
          <table:table-cell table:number-columns-repeated="3"/>
        </table:table-row>
        <table:table-row table:style-name="ro1">
          <table:table-cell table:style-name="ce5" table:formula="of:=IFERROR(INDEX([Physical.$B$2:.$G$500]; SMALL(IF(([.A$3]=[Physical.$B$2:.$B$500]); ROW([Physical.$B$2:.$B$500])-MIN(ROW([Physical.$B$2:.$B$500]))+1;&quot;&quot;);ROWS([.$A$1:.$A15]));2);&quot;&quot;)" office:value-type="string" office:string-value="PERCEPTION_3" calcext:value-type="string">
            <text:p>PERCEPTION_3</text:p>
          </table:table-cell>
          <table:table-cell table:formula="of:=IFERROR(INDEX([Magical.$B$2:.$G$500]; SMALL(IF(([.B$3]=[Magical.$B$2:.$B$500]); ROW([Magical.$B$2:.$B$500])-MIN(ROW([Magical.$B$2:.$B$500]))+1;&quot;&quot;);ROWS([.$A$1:.$A15]));2);&quot;&quot;)" office:value-type="string" office:string-value="WILLPOWER_3" calcext:value-type="string">
            <text:p>WILLPOWER_3</text:p>
          </table:table-cell>
          <table:table-cell table:number-columns-repeated="3"/>
        </table:table-row>
        <table:table-row table:style-name="ro1">
          <table:table-cell table:style-name="ce5" table:formula="of:=IFERROR(INDEX([Physical.$B$2:.$G$500]; SMALL(IF(([.A$3]=[Physical.$B$2:.$B$500]); ROW([Physical.$B$2:.$B$500])-MIN(ROW([Physical.$B$2:.$B$500]))+1;&quot;&quot;);ROWS([.$A$1:.$A16]));2);&quot;&quot;)" office:value-type="string" office:string-value="PERCEPTION_4" calcext:value-type="string">
            <text:p>PERCEPTION_4</text:p>
          </table:table-cell>
          <table:table-cell table:formula="of:=IFERROR(INDEX([Magical.$B$2:.$G$500]; SMALL(IF(([.B$3]=[Magical.$B$2:.$B$500]); ROW([Magical.$B$2:.$B$500])-MIN(ROW([Magical.$B$2:.$B$500]))+1;&quot;&quot;);ROWS([.$A$1:.$A16]));2);&quot;&quot;)" office:value-type="string" office:string-value="WILLPOWER_4" calcext:value-type="string">
            <text:p>WILLPOWER_4</text:p>
          </table:table-cell>
          <table:table-cell table:number-columns-repeated="3"/>
        </table:table-row>
        <table:table-row table:style-name="ro1">
          <table:table-cell table:style-name="ce5" table:formula="of:=IFERROR(INDEX([Physical.$B$2:.$G$500]; SMALL(IF(([.A$3]=[Physical.$B$2:.$B$500]); ROW([Physical.$B$2:.$B$500])-MIN(ROW([Physical.$B$2:.$B$500]))+1;&quot;&quot;);ROWS([.$A$1:.$A17]));2);&quot;&quot;)" office:value-type="string" office:string-value="CRIT_CHANCE_1" calcext:value-type="string">
            <text:p>CRIT_CHANCE_1</text:p>
          </table:table-cell>
          <table:table-cell table:formula="of:=IFERROR(INDEX([Magical.$B$2:.$G$500]; SMALL(IF(([.B$3]=[Magical.$B$2:.$B$500]); ROW([Magical.$B$2:.$B$500])-MIN(ROW([Magical.$B$2:.$B$500]))+1;&quot;&quot;);ROWS([.$A$1:.$A17]));2);&quot;&quot;)" office:value-type="string" office:string-value="SPELL_CASTING_1" calcext:value-type="string">
            <text:p>SPELL_CASTING_1</text:p>
          </table:table-cell>
          <table:table-cell table:number-columns-repeated="3"/>
        </table:table-row>
        <table:table-row table:style-name="ro1">
          <table:table-cell table:style-name="ce5" table:formula="of:=IFERROR(INDEX([Physical.$B$2:.$G$500]; SMALL(IF(([.A$3]=[Physical.$B$2:.$B$500]); ROW([Physical.$B$2:.$B$500])-MIN(ROW([Physical.$B$2:.$B$500]))+1;&quot;&quot;);ROWS([.$A$1:.$A18]));2);&quot;&quot;)" office:value-type="string" office:string-value="CRIT_CHANCE_2" calcext:value-type="string">
            <text:p>CRIT_CHANCE_2</text:p>
          </table:table-cell>
          <table:table-cell table:formula="of:=IFERROR(INDEX([Magical.$B$2:.$G$500]; SMALL(IF(([.B$3]=[Magical.$B$2:.$B$500]); ROW([Magical.$B$2:.$B$500])-MIN(ROW([Magical.$B$2:.$B$500]))+1;&quot;&quot;);ROWS([.$A$1:.$A18]));2);&quot;&quot;)" office:value-type="string" office:string-value="SPELL_CASTING_2" calcext:value-type="string">
            <text:p>SPELL_CASTING_2</text:p>
          </table:table-cell>
          <table:table-cell table:number-columns-repeated="3"/>
        </table:table-row>
        <table:table-row table:style-name="ro1">
          <table:table-cell table:style-name="ce5" table:formula="of:=IFERROR(INDEX([Physical.$B$2:.$G$500]; SMALL(IF(([.A$3]=[Physical.$B$2:.$B$500]); ROW([Physical.$B$2:.$B$500])-MIN(ROW([Physical.$B$2:.$B$500]))+1;&quot;&quot;);ROWS([.$A$1:.$A19]));2);&quot;&quot;)" office:value-type="string" office:string-value="CRIT_CHANCE_3" calcext:value-type="string">
            <text:p>CRIT_CHANCE_3</text:p>
          </table:table-cell>
          <table:table-cell table:formula="of:=IFERROR(INDEX([Magical.$B$2:.$G$500]; SMALL(IF(([.B$3]=[Magical.$B$2:.$B$500]); ROW([Magical.$B$2:.$B$500])-MIN(ROW([Magical.$B$2:.$B$500]))+1;&quot;&quot;);ROWS([.$A$1:.$A19]));2);&quot;&quot;)" office:value-type="string" office:string-value="SPELL_CASTING_3" calcext:value-type="string">
            <text:p>SPELL_CASTING_3</text:p>
          </table:table-cell>
          <table:table-cell table:number-columns-repeated="3"/>
        </table:table-row>
        <table:table-row table:style-name="ro1">
          <table:table-cell table:style-name="ce5" table:formula="of:=IFERROR(INDEX([Physical.$B$2:.$G$500]; SMALL(IF(([.A$3]=[Physical.$B$2:.$B$500]); ROW([Physical.$B$2:.$B$500])-MIN(ROW([Physical.$B$2:.$B$500]))+1;&quot;&quot;);ROWS([.$A$1:.$A20]));2);&quot;&quot;)" office:value-type="string" office:string-value="CRIT_CHANCE_4" calcext:value-type="string">
            <text:p>CRIT_CHANCE_4</text:p>
          </table:table-cell>
          <table:table-cell table:formula="of:=IFERROR(INDEX([Magical.$B$2:.$G$500]; SMALL(IF(([.B$3]=[Magical.$B$2:.$B$500]); ROW([Magical.$B$2:.$B$500])-MIN(ROW([Magical.$B$2:.$B$500]))+1;&quot;&quot;);ROWS([.$A$1:.$A20]));2);&quot;&quot;)" office:value-type="string" office:string-value="SPELL_CASTING_4" calcext:value-type="string">
            <text:p>SPELL_CASTING_4</text:p>
          </table:table-cell>
          <table:table-cell table:number-columns-repeated="3"/>
        </table:table-row>
        <table:table-row table:style-name="ro1">
          <table:table-cell table:style-name="ce5" table:formula="of:=IFERROR(INDEX([Physical.$B$2:.$G$500]; SMALL(IF(([.A$3]=[Physical.$B$2:.$B$500]); ROW([Physical.$B$2:.$B$500])-MIN(ROW([Physical.$B$2:.$B$500]))+1;&quot;&quot;);ROWS([.$A$1:.$A21]));2);&quot;&quot;)" office:value-type="string" office:string-value="CRIT_BONUS_1" calcext:value-type="string">
            <text:p>CRIT_BONUS_1</text:p>
          </table:table-cell>
          <table:table-cell table:formula="of:=IFERROR(INDEX([Magical.$B$2:.$G$500]; SMALL(IF(([.B$3]=[Magical.$B$2:.$B$500]); ROW([Magical.$B$2:.$B$500])-MIN(ROW([Magical.$B$2:.$B$500]))+1;&quot;&quot;);ROWS([.$A$1:.$A21]));2);&quot;&quot;)" office:value-type="string" office:string-value="ELEMENTAL_CASTING" calcext:value-type="string">
            <text:p>ELEMENTAL_CASTING</text:p>
          </table:table-cell>
          <table:table-cell table:number-columns-repeated="3"/>
        </table:table-row>
        <table:table-row table:style-name="ro1">
          <table:table-cell table:style-name="ce5" table:formula="of:=IFERROR(INDEX([Physical.$B$2:.$G$500]; SMALL(IF(([.A$3]=[Physical.$B$2:.$B$500]); ROW([Physical.$B$2:.$B$500])-MIN(ROW([Physical.$B$2:.$B$500]))+1;&quot;&quot;);ROWS([.$A$1:.$A22]));2);&quot;&quot;)" office:value-type="string" office:string-value="CRIT_BONUS_2" calcext:value-type="string">
            <text:p>CRIT_BONUS_2</text:p>
          </table:table-cell>
          <table:table-cell table:formula="of:=IFERROR(INDEX([Magical.$B$2:.$G$500]; SMALL(IF(([.B$3]=[Magical.$B$2:.$B$500]); ROW([Magical.$B$2:.$B$500])-MIN(ROW([Magical.$B$2:.$B$500]))+1;&quot;&quot;);ROWS([.$A$1:.$A22]));2);&quot;&quot;)" office:value-type="string" office:string-value="FIRE_CASTING" calcext:value-type="string">
            <text:p>FIRE_CASTING</text:p>
          </table:table-cell>
          <table:table-cell table:number-columns-repeated="3"/>
        </table:table-row>
        <table:table-row table:style-name="ro1">
          <table:table-cell table:style-name="ce5" table:formula="of:=IFERROR(INDEX([Physical.$B$2:.$G$500]; SMALL(IF(([.A$3]=[Physical.$B$2:.$B$500]); ROW([Physical.$B$2:.$B$500])-MIN(ROW([Physical.$B$2:.$B$500]))+1;&quot;&quot;);ROWS([.$A$1:.$A23]));2);&quot;&quot;)" office:value-type="string" office:string-value="CRIT_BONUS_3" calcext:value-type="string">
            <text:p>CRIT_BONUS_3</text:p>
          </table:table-cell>
          <table:table-cell table:formula="of:=IFERROR(INDEX([Magical.$B$2:.$G$500]; SMALL(IF(([.B$3]=[Magical.$B$2:.$B$500]); ROW([Magical.$B$2:.$B$500])-MIN(ROW([Magical.$B$2:.$B$500]))+1;&quot;&quot;);ROWS([.$A$1:.$A23]));2);&quot;&quot;)" office:value-type="string" office:string-value="METAL_CASTING" calcext:value-type="string">
            <text:p>METAL_CASTING</text:p>
          </table:table-cell>
          <table:table-cell table:number-columns-repeated="3"/>
        </table:table-row>
        <table:table-row table:style-name="ro1">
          <table:table-cell table:style-name="ce5" table:formula="of:=IFERROR(INDEX([Physical.$B$2:.$G$500]; SMALL(IF(([.A$3]=[Physical.$B$2:.$B$500]); ROW([Physical.$B$2:.$B$500])-MIN(ROW([Physical.$B$2:.$B$500]))+1;&quot;&quot;);ROWS([.$A$1:.$A24]));2);&quot;&quot;)" office:value-type="string" office:string-value="CRIT_BONUS_4" calcext:value-type="string">
            <text:p>CRIT_BONUS_4</text:p>
          </table:table-cell>
          <table:table-cell table:formula="of:=IFERROR(INDEX([Magical.$B$2:.$G$500]; SMALL(IF(([.B$3]=[Magical.$B$2:.$B$500]); ROW([Magical.$B$2:.$B$500])-MIN(ROW([Magical.$B$2:.$B$500]))+1;&quot;&quot;);ROWS([.$A$1:.$A24]));2);&quot;&quot;)" office:value-type="string" office:string-value="STONE_CASTING" calcext:value-type="string">
            <text:p>STONE_CASTING</text:p>
          </table:table-cell>
          <table:table-cell table:number-columns-repeated="3"/>
        </table:table-row>
        <table:table-row table:style-name="ro1">
          <table:table-cell table:style-name="ce5" table:formula="of:=IFERROR(INDEX([Physical.$B$2:.$G$500]; SMALL(IF(([.A$3]=[Physical.$B$2:.$B$500]); ROW([Physical.$B$2:.$B$500])-MIN(ROW([Physical.$B$2:.$B$500]))+1;&quot;&quot;);ROWS([.$A$1:.$A25]));2);&quot;&quot;)" office:value-type="string" office:string-value="ATTACK_SPEED_1" calcext:value-type="string">
            <text:p>ATTACK_SPEED_1</text:p>
          </table:table-cell>
          <table:table-cell table:formula="of:=IFERROR(INDEX([Magical.$B$2:.$G$500]; SMALL(IF(([.B$3]=[Magical.$B$2:.$B$500]); ROW([Magical.$B$2:.$B$500])-MIN(ROW([Magical.$B$2:.$B$500]))+1;&quot;&quot;);ROWS([.$A$1:.$A25]));2);&quot;&quot;)" office:value-type="string" office:string-value="CRYSTAL_CASTING" calcext:value-type="string">
            <text:p>CRYSTAL_CASTING</text:p>
          </table:table-cell>
          <table:table-cell table:number-columns-repeated="3"/>
        </table:table-row>
        <table:table-row table:style-name="ro1">
          <table:table-cell table:style-name="ce5" table:formula="of:=IFERROR(INDEX([Physical.$B$2:.$G$500]; SMALL(IF(([.A$3]=[Physical.$B$2:.$B$500]); ROW([Physical.$B$2:.$B$500])-MIN(ROW([Physical.$B$2:.$B$500]))+1;&quot;&quot;);ROWS([.$A$1:.$A26]));2);&quot;&quot;)" office:value-type="string" office:string-value="ATTACK_SPEED_2" calcext:value-type="string">
            <text:p>ATTACK_SPEED_2</text:p>
          </table:table-cell>
          <table:table-cell table:formula="of:=IFERROR(INDEX([Magical.$B$2:.$G$500]; SMALL(IF(([.B$3]=[Magical.$B$2:.$B$500]); ROW([Magical.$B$2:.$B$500])-MIN(ROW([Magical.$B$2:.$B$500]))+1;&quot;&quot;);ROWS([.$A$1:.$A26]));2);&quot;&quot;)" office:value-type="string" office:string-value="WATER_CASTING" calcext:value-type="string">
            <text:p>WATER_CASTING</text:p>
          </table:table-cell>
          <table:table-cell table:number-columns-repeated="3"/>
        </table:table-row>
        <table:table-row table:style-name="ro1">
          <table:table-cell table:style-name="ce5" table:formula="of:=IFERROR(INDEX([Physical.$B$2:.$G$500]; SMALL(IF(([.A$3]=[Physical.$B$2:.$B$500]); ROW([Physical.$B$2:.$B$500])-MIN(ROW([Physical.$B$2:.$B$500]))+1;&quot;&quot;);ROWS([.$A$1:.$A27]));2);&quot;&quot;)" office:value-type="string" office:string-value="ATTACK_SPEED_3" calcext:value-type="string">
            <text:p>ATTACK_SPEED_3</text:p>
          </table:table-cell>
          <table:table-cell table:formula="of:=IFERROR(INDEX([Magical.$B$2:.$G$500]; SMALL(IF(([.B$3]=[Magical.$B$2:.$B$500]); ROW([Magical.$B$2:.$B$500])-MIN(ROW([Magical.$B$2:.$B$500]))+1;&quot;&quot;);ROWS([.$A$1:.$A27]));2);&quot;&quot;)" office:value-type="string" office:string-value="ICE_CASTING" calcext:value-type="string">
            <text:p>ICE_CASTING</text:p>
          </table:table-cell>
          <table:table-cell table:number-columns-repeated="3"/>
        </table:table-row>
        <table:table-row table:style-name="ro1">
          <table:table-cell table:style-name="ce5" table:formula="of:=IFERROR(INDEX([Physical.$B$2:.$G$500]; SMALL(IF(([.A$3]=[Physical.$B$2:.$B$500]); ROW([Physical.$B$2:.$B$500])-MIN(ROW([Physical.$B$2:.$B$500]))+1;&quot;&quot;);ROWS([.$A$1:.$A28]));2);&quot;&quot;)" office:value-type="string" office:string-value="ATTACK_SPEED_4" calcext:value-type="string">
            <text:p>ATTACK_SPEED_4</text:p>
          </table:table-cell>
          <table:table-cell table:formula="of:=IFERROR(INDEX([Magical.$B$2:.$G$500]; SMALL(IF(([.B$3]=[Magical.$B$2:.$B$500]); ROW([Magical.$B$2:.$B$500])-MIN(ROW([Magical.$B$2:.$B$500]))+1;&quot;&quot;);ROWS([.$A$1:.$A28]));2);&quot;&quot;)" office:value-type="string" office:string-value="AIR_CASTING" calcext:value-type="string">
            <text:p>AIR_CASTING</text:p>
          </table:table-cell>
          <table:table-cell table:number-columns-repeated="3"/>
        </table:table-row>
        <table:table-row table:style-name="ro1">
          <table:table-cell table:style-name="ce5" table:formula="of:=IFERROR(INDEX([Physical.$B$2:.$G$500]; SMALL(IF(([.A$3]=[Physical.$B$2:.$B$500]); ROW([Physical.$B$2:.$B$500])-MIN(ROW([Physical.$B$2:.$B$500]))+1;&quot;&quot;);ROWS([.$A$1:.$A29]));2);&quot;&quot;)" office:value-type="string" office:string-value="HIT_CHANCE_1" calcext:value-type="string">
            <text:p>HIT_CHANCE_1</text:p>
          </table:table-cell>
          <table:table-cell table:formula="of:=IFERROR(INDEX([Magical.$B$2:.$G$500]; SMALL(IF(([.B$3]=[Magical.$B$2:.$B$500]); ROW([Magical.$B$2:.$B$500])-MIN(ROW([Magical.$B$2:.$B$500]))+1;&quot;&quot;);ROWS([.$A$1:.$A29]));2);&quot;&quot;)" office:value-type="string" office:string-value="STORM_CASTING" calcext:value-type="string">
            <text:p>STORM_CASTING</text:p>
          </table:table-cell>
          <table:table-cell table:number-columns-repeated="3"/>
        </table:table-row>
        <table:table-row table:style-name="ro1">
          <table:table-cell table:style-name="ce5" table:formula="of:=IFERROR(INDEX([Physical.$B$2:.$G$500]; SMALL(IF(([.A$3]=[Physical.$B$2:.$B$500]); ROW([Physical.$B$2:.$B$500])-MIN(ROW([Physical.$B$2:.$B$500]))+1;&quot;&quot;);ROWS([.$A$1:.$A30]));2);&quot;&quot;)" office:value-type="string" office:string-value="HIT_CHANCE_2" calcext:value-type="string">
            <text:p>HIT_CHANCE_2</text:p>
          </table:table-cell>
          <table:table-cell table:formula="of:=IFERROR(INDEX([Magical.$B$2:.$G$500]; SMALL(IF(([.B$3]=[Magical.$B$2:.$B$500]); ROW([Magical.$B$2:.$B$500])-MIN(ROW([Magical.$B$2:.$B$500]))+1;&quot;&quot;);ROWS([.$A$1:.$A30]));2);&quot;&quot;)" office:value-type="string" office:string-value="DIVINE_CASTING" calcext:value-type="string">
            <text:p>DIVINE_CASTING</text:p>
          </table:table-cell>
          <table:table-cell table:number-columns-repeated="3"/>
        </table:table-row>
        <table:table-row table:style-name="ro1">
          <table:table-cell table:style-name="ce5" table:formula="of:=IFERROR(INDEX([Physical.$B$2:.$G$500]; SMALL(IF(([.A$3]=[Physical.$B$2:.$B$500]); ROW([Physical.$B$2:.$B$500])-MIN(ROW([Physical.$B$2:.$B$500]))+1;&quot;&quot;);ROWS([.$A$1:.$A31]));2);&quot;&quot;)" office:value-type="string" office:string-value="HIT_CHANCE_3" calcext:value-type="string">
            <text:p>HIT_CHANCE_3</text:p>
          </table:table-cell>
          <table:table-cell table:formula="of:=IFERROR(INDEX([Magical.$B$2:.$G$500]; SMALL(IF(([.B$3]=[Magical.$B$2:.$B$500]); ROW([Magical.$B$2:.$B$500])-MIN(ROW([Magical.$B$2:.$B$500]))+1;&quot;&quot;);ROWS([.$A$1:.$A31]));2);&quot;&quot;)" office:value-type="string" office:string-value="LIGHT_CASTING" calcext:value-type="string">
            <text:p>LIGHT_CASTING</text:p>
          </table:table-cell>
          <table:table-cell table:number-columns-repeated="3"/>
        </table:table-row>
        <table:table-row table:style-name="ro1">
          <table:table-cell table:style-name="ce5" table:formula="of:=IFERROR(INDEX([Physical.$B$2:.$G$500]; SMALL(IF(([.A$3]=[Physical.$B$2:.$B$500]); ROW([Physical.$B$2:.$B$500])-MIN(ROW([Physical.$B$2:.$B$500]))+1;&quot;&quot;);ROWS([.$A$1:.$A32]));2);&quot;&quot;)" office:value-type="string" office:string-value="HIT_CHANCE_4" calcext:value-type="string">
            <text:p>HIT_CHANCE_4</text:p>
          </table:table-cell>
          <table:table-cell table:formula="of:=IFERROR(INDEX([Magical.$B$2:.$G$500]; SMALL(IF(([.B$3]=[Magical.$B$2:.$B$500]); ROW([Magical.$B$2:.$B$500])-MIN(ROW([Magical.$B$2:.$B$500]))+1;&quot;&quot;);ROWS([.$A$1:.$A32]));2);&quot;&quot;)" office:value-type="string" office:string-value="DARK_CASTING" calcext:value-type="string">
            <text:p>DARK_CASTING</text:p>
          </table:table-cell>
          <table:table-cell table:number-columns-repeated="3"/>
        </table:table-row>
        <table:table-row table:style-name="ro1">
          <table:table-cell table:style-name="ce5" table:formula="of:=IFERROR(INDEX([Physical.$B$2:.$G$500]; SMALL(IF(([.A$3]=[Physical.$B$2:.$B$500]); ROW([Physical.$B$2:.$B$500])-MIN(ROW([Physical.$B$2:.$B$500]))+1;&quot;&quot;);ROWS([.$A$1:.$A33]));2);&quot;&quot;)" office:value-type="string" office:string-value="PENETRATION_1" calcext:value-type="string">
            <text:p>PENETRATION_1</text:p>
          </table:table-cell>
          <table:table-cell table:formula="of:=IFERROR(INDEX([Magical.$B$2:.$G$500]; SMALL(IF(([.B$3]=[Magical.$B$2:.$B$500]); ROW([Magical.$B$2:.$B$500])-MIN(ROW([Magical.$B$2:.$B$500]))+1;&quot;&quot;);ROWS([.$A$1:.$A33]));2);&quot;&quot;)" office:value-type="string" office:string-value="SHADOW_CASTING" calcext:value-type="string">
            <text:p>SHADOW_CASTING</text:p>
          </table:table-cell>
          <table:table-cell table:number-columns-repeated="3"/>
        </table:table-row>
        <table:table-row table:style-name="ro1">
          <table:table-cell table:style-name="ce5" table:formula="of:=IFERROR(INDEX([Physical.$B$2:.$G$500]; SMALL(IF(([.A$3]=[Physical.$B$2:.$B$500]); ROW([Physical.$B$2:.$B$500])-MIN(ROW([Physical.$B$2:.$B$500]))+1;&quot;&quot;);ROWS([.$A$1:.$A34]));2);&quot;&quot;)" office:value-type="string" office:string-value="PENETRATION_2" calcext:value-type="string">
            <text:p>PENETRATION_2</text:p>
          </table:table-cell>
          <table:table-cell table:formula="of:=IFERROR(INDEX([Magical.$B$2:.$G$500]; SMALL(IF(([.B$3]=[Magical.$B$2:.$B$500]); ROW([Magical.$B$2:.$B$500])-MIN(ROW([Magical.$B$2:.$B$500]))+1;&quot;&quot;);ROWS([.$A$1:.$A34]));2);&quot;&quot;)" office:value-type="string" office:string-value="NATURE_CASTING" calcext:value-type="string">
            <text:p>NATURE_CASTING</text:p>
          </table:table-cell>
          <table:table-cell table:number-columns-repeated="3"/>
        </table:table-row>
        <table:table-row table:style-name="ro1">
          <table:table-cell table:style-name="ce5" table:formula="of:=IFERROR(INDEX([Physical.$B$2:.$G$500]; SMALL(IF(([.A$3]=[Physical.$B$2:.$B$500]); ROW([Physical.$B$2:.$B$500])-MIN(ROW([Physical.$B$2:.$B$500]))+1;&quot;&quot;);ROWS([.$A$1:.$A35]));2);&quot;&quot;)">
            <text:p/>
          </table:table-cell>
          <table:table-cell table:formula="of:=IFERROR(INDEX([Magical.$B$2:.$G$500]; SMALL(IF(([.B$3]=[Magical.$B$2:.$B$500]); ROW([Magical.$B$2:.$B$500])-MIN(ROW([Magical.$B$2:.$B$500]))+1;&quot;&quot;);ROWS([.$A$1:.$A35]));2);&quot;&quot;)" office:value-type="string" office:string-value="ANIMAL_CASTING" calcext:value-type="string">
            <text:p>ANIMAL_CASTING</text:p>
          </table:table-cell>
          <table:table-cell table:number-columns-repeated="3"/>
        </table:table-row>
        <table:table-row table:style-name="ro1">
          <table:table-cell table:style-name="ce5" table:formula="of:=IFERROR(INDEX([Physical.$B$2:.$G$500]; SMALL(IF(([.A$3]=[Physical.$B$2:.$B$500]); ROW([Physical.$B$2:.$B$500])-MIN(ROW([Physical.$B$2:.$B$500]))+1;&quot;&quot;);ROWS([.$A$1:.$A36]));2);&quot;&quot;)">
            <text:p/>
          </table:table-cell>
          <table:table-cell table:formula="of:=IFERROR(INDEX([Magical.$B$2:.$G$500]; SMALL(IF(([.B$3]=[Magical.$B$2:.$B$500]); ROW([Magical.$B$2:.$B$500])-MIN(ROW([Magical.$B$2:.$B$500]))+1;&quot;&quot;);ROWS([.$A$1:.$A36]));2);&quot;&quot;)" office:value-type="string" office:string-value="PLANT_CASTING" calcext:value-type="string">
            <text:p>PLANT_CASTING</text:p>
          </table:table-cell>
          <table:table-cell table:number-columns-repeated="3"/>
        </table:table-row>
        <table:table-row table:style-name="ro1">
          <table:table-cell table:style-name="ce5" table:formula="of:=IFERROR(INDEX([Physical.$B$2:.$G$500]; SMALL(IF(([.A$3]=[Physical.$B$2:.$B$500]); ROW([Physical.$B$2:.$B$500])-MIN(ROW([Physical.$B$2:.$B$500]))+1;&quot;&quot;);ROWS([.$A$1:.$A37]));2);&quot;&quot;)">
            <text:p/>
          </table:table-cell>
          <table:table-cell table:formula="of:=IFERROR(INDEX([Magical.$B$2:.$G$500]; SMALL(IF(([.B$3]=[Magical.$B$2:.$B$500]); ROW([Magical.$B$2:.$B$500])-MIN(ROW([Magical.$B$2:.$B$500]))+1;&quot;&quot;);ROWS([.$A$1:.$A37]));2);&quot;&quot;)" office:value-type="string" office:string-value="EARTH_CASTING" calcext:value-type="string">
            <text:p>EARTH_CASTING</text:p>
          </table:table-cell>
          <table:table-cell table:number-columns-repeated="3"/>
        </table:table-row>
        <table:table-row table:style-name="ro1">
          <table:table-cell table:style-name="ce5" table:formula="of:=IFERROR(INDEX([Physical.$B$2:.$G$500]; SMALL(IF(([.A$3]=[Physical.$B$2:.$B$500]); ROW([Physical.$B$2:.$B$500])-MIN(ROW([Physical.$B$2:.$B$500]))+1;&quot;&quot;);ROWS([.$A$1:.$A38]));2);&quot;&quot;)">
            <text:p/>
          </table:table-cell>
          <table:table-cell table:formula="of:=IFERROR(INDEX([Magical.$B$2:.$G$500]; SMALL(IF(([.B$3]=[Magical.$B$2:.$B$500]); ROW([Magical.$B$2:.$B$500])-MIN(ROW([Magical.$B$2:.$B$500]))+1;&quot;&quot;);ROWS([.$A$1:.$A38]));2);&quot;&quot;)" office:value-type="string" office:string-value="SPIRIT_CASTING" calcext:value-type="string">
            <text:p>SPIRIT_CASTING</text:p>
          </table:table-cell>
          <table:table-cell table:number-columns-repeated="3"/>
        </table:table-row>
        <table:table-row table:style-name="ro1">
          <table:table-cell table:style-name="ce5" table:formula="of:=IFERROR(INDEX([Physical.$B$2:.$G$500]; SMALL(IF(([.A$3]=[Physical.$B$2:.$B$500]); ROW([Physical.$B$2:.$B$500])-MIN(ROW([Physical.$B$2:.$B$500]))+1;&quot;&quot;);ROWS([.$A$1:.$A39]));2);&quot;&quot;)">
            <text:p/>
          </table:table-cell>
          <table:table-cell table:formula="of:=IFERROR(INDEX([Magical.$B$2:.$G$500]; SMALL(IF(([.B$3]=[Magical.$B$2:.$B$500]); ROW([Magical.$B$2:.$B$500])-MIN(ROW([Magical.$B$2:.$B$500]))+1;&quot;&quot;);ROWS([.$A$1:.$A39]));2);&quot;&quot;)" office:value-type="string" office:string-value="ARCANE_CASTING" calcext:value-type="string">
            <text:p>ARCANE_CASTING</text:p>
          </table:table-cell>
          <table:table-cell table:number-columns-repeated="3"/>
        </table:table-row>
        <table:table-row table:style-name="ro1">
          <table:table-cell table:style-name="ce5" table:formula="of:=IFERROR(INDEX([Physical.$B$2:.$G$500]; SMALL(IF(([.A$3]=[Physical.$B$2:.$B$500]); ROW([Physical.$B$2:.$B$500])-MIN(ROW([Physical.$B$2:.$B$500]))+1;&quot;&quot;);ROWS([.$A$1:.$A40]));2);&quot;&quot;)">
            <text:p/>
          </table:table-cell>
          <table:table-cell table:formula="of:=IFERROR(INDEX([Magical.$B$2:.$G$500]; SMALL(IF(([.B$3]=[Magical.$B$2:.$B$500]); ROW([Magical.$B$2:.$B$500])-MIN(ROW([Magical.$B$2:.$B$500]))+1;&quot;&quot;);ROWS([.$A$1:.$A40]));2);&quot;&quot;)" office:value-type="string" office:string-value="TIME_CASTING" calcext:value-type="string">
            <text:p>TIME_CASTING</text:p>
          </table:table-cell>
          <table:table-cell table:number-columns-repeated="3"/>
        </table:table-row>
        <table:table-row table:style-name="ro1">
          <table:table-cell table:style-name="ce5" table:formula="of:=IFERROR(INDEX([Physical.$B$2:.$G$500]; SMALL(IF(([.A$3]=[Physical.$B$2:.$B$500]); ROW([Physical.$B$2:.$B$500])-MIN(ROW([Physical.$B$2:.$B$500]))+1;&quot;&quot;);ROWS([.$A$1:.$A41]));2);&quot;&quot;)">
            <text:p/>
          </table:table-cell>
          <table:table-cell table:formula="of:=IFERROR(INDEX([Magical.$B$2:.$G$500]; SMALL(IF(([.B$3]=[Magical.$B$2:.$B$500]); ROW([Magical.$B$2:.$B$500])-MIN(ROW([Magical.$B$2:.$B$500]))+1;&quot;&quot;);ROWS([.$A$1:.$A41]));2);&quot;&quot;)" office:value-type="string" office:string-value="SPACE_CASTING" calcext:value-type="string">
            <text:p>SPACE_CASTING</text:p>
          </table:table-cell>
          <table:table-cell table:number-columns-repeated="3"/>
        </table:table-row>
        <table:table-row table:style-name="ro1">
          <table:table-cell table:style-name="ce5" table:formula="of:=IFERROR(INDEX([Physical.$B$2:.$G$500]; SMALL(IF(([.A$3]=[Physical.$B$2:.$B$500]); ROW([Physical.$B$2:.$B$500])-MIN(ROW([Physical.$B$2:.$B$500]))+1;&quot;&quot;);ROWS([.$A$1:.$A42]));2);&quot;&quot;)">
            <text:p/>
          </table:table-cell>
          <table:table-cell table:formula="of:=IFERROR(INDEX([Magical.$B$2:.$G$500]; SMALL(IF(([.B$3]=[Magical.$B$2:.$B$500]); ROW([Magical.$B$2:.$B$500])-MIN(ROW([Magical.$B$2:.$B$500]))+1;&quot;&quot;);ROWS([.$A$1:.$A42]));2);&quot;&quot;)" office:value-type="string" office:string-value="FORCE_CASTING" calcext:value-type="string">
            <text:p>FORCE_CASTING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43]));2);&quot;&quot;)" office:value-type="string" office:string-value="ENERGY_CASTING" calcext:value-type="string">
            <text:p>ENERGY_CASTING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44]));2);&quot;&quot;)" office:value-type="string" office:string-value="CRIT_CHANCE_1" calcext:value-type="string">
            <text:p>CRIT_CHANCE_1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45]));2);&quot;&quot;)" office:value-type="string" office:string-value="CRIT_CHANCE_2" calcext:value-type="string">
            <text:p>CRIT_CHANCE_2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46]));2);&quot;&quot;)" office:value-type="string" office:string-value="CRIT_CHANCE_3" calcext:value-type="string">
            <text:p>CRIT_CHANCE_3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47]));2);&quot;&quot;)" office:value-type="string" office:string-value="CRIT_CHANCE_4" calcext:value-type="string">
            <text:p>CRIT_CHANCE_4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48]));2);&quot;&quot;)" office:value-type="string" office:string-value="ELEMENTAL_CRIT_CHANCE" calcext:value-type="string">
            <text:p>ELEMENTAL_CRIT_CHANCE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49]));2);&quot;&quot;)" office:value-type="string" office:string-value="FIRE_CRIT_CHANCE" calcext:value-type="string">
            <text:p>FIRE_CRIT_CHANCE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50]));2);&quot;&quot;)" office:value-type="string" office:string-value="METAL_CRIT_CHANCE" calcext:value-type="string">
            <text:p>METAL_CRIT_CHANCE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51]));2);&quot;&quot;)" office:value-type="string" office:string-value="STONE_CRIT_CHANCE" calcext:value-type="string">
            <text:p>STONE_CRIT_CHANCE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52]));2);&quot;&quot;)" office:value-type="string" office:string-value="CRYSTAL_CRIT_CHANCE" calcext:value-type="string">
            <text:p>CRYSTAL_CRIT_CHANCE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53]));2);&quot;&quot;)" office:value-type="string" office:string-value="WATER_CRIT_CHANCE" calcext:value-type="string">
            <text:p>WATER_CRIT_CHANCE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54]));2);&quot;&quot;)" office:value-type="string" office:string-value="ICE_CRIT_CHANCE" calcext:value-type="string">
            <text:p>ICE_CRIT_CHANCE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55]));2);&quot;&quot;)" office:value-type="string" office:string-value="AIR_CRIT_CHANCE" calcext:value-type="string">
            <text:p>AIR_CRIT_CHANCE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56]));2);&quot;&quot;)" office:value-type="string" office:string-value="STORM_CRIT_CHANCE" calcext:value-type="string">
            <text:p>STORM_CRIT_CHANCE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57]));2);&quot;&quot;)" office:value-type="string" office:string-value="DIVINE_CRIT_CHANCE" calcext:value-type="string">
            <text:p>DIVINE_CRIT_CHANCE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58]));2);&quot;&quot;)" office:value-type="string" office:string-value="LIGHT_CRIT_CHANCE" calcext:value-type="string">
            <text:p>LIGHT_CRIT_CHANCE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59]));2);&quot;&quot;)" office:value-type="string" office:string-value="DARK_CRIT_CHANCE" calcext:value-type="string">
            <text:p>DARK_CRIT_CHANCE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60]));2);&quot;&quot;)" office:value-type="string" office:string-value="SHADOW_CRIT_CHANCE" calcext:value-type="string">
            <text:p>SHADOW_CRIT_CHANCE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61]));2);&quot;&quot;)" office:value-type="string" office:string-value="NATURE_CRIT_CHANCE" calcext:value-type="string">
            <text:p>NATURE_CRIT_CHANCE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62]));2);&quot;&quot;)" office:value-type="string" office:string-value="ANIMAL_CRIT_CHANCE" calcext:value-type="string">
            <text:p>ANIMAL_CRIT_CHANCE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63]));2);&quot;&quot;)" office:value-type="string" office:string-value="PLANT_CRIT_CHANCE" calcext:value-type="string">
            <text:p>PLANT_CRIT_CHANCE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64]));2);&quot;&quot;)" office:value-type="string" office:string-value="EARTH_CRIT_CHANCE" calcext:value-type="string">
            <text:p>EARTH_CRIT_CHANCE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65]));2);&quot;&quot;)" office:value-type="string" office:string-value="SPIRIT_CRIT_CHANCE" calcext:value-type="string">
            <text:p>SPIRIT_CRIT_CHANCE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66]));2);&quot;&quot;)" office:value-type="string" office:string-value="ARCANE_CRIT_CHANCE" calcext:value-type="string">
            <text:p>ARCANE_CRIT_CHANCE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67]));2);&quot;&quot;)" office:value-type="string" office:string-value="TIME_CRIT_CHANCE" calcext:value-type="string">
            <text:p>TIME_CRIT_CHANCE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68]));2);&quot;&quot;)" office:value-type="string" office:string-value="SPACE_CRIT_CHANCE" calcext:value-type="string">
            <text:p>SPACE_CRIT_CHANCE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69]));2);&quot;&quot;)" office:value-type="string" office:string-value="FORCE_CRIT_CHANCE" calcext:value-type="string">
            <text:p>FORCE_CRIT_CHANCE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70]));2);&quot;&quot;)" office:value-type="string" office:string-value="ENERGY_CRIT_CHANCE" calcext:value-type="string">
            <text:p>ENERGY_CRIT_CHANCE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71]));2);&quot;&quot;)" office:value-type="string" office:string-value="CAST_SPEED_1" calcext:value-type="string">
            <text:p>CAST_SPEED_1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72]));2);&quot;&quot;)" office:value-type="string" office:string-value="CAST_SPEED_2" calcext:value-type="string">
            <text:p>CAST_SPEED_2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73]));2);&quot;&quot;)" office:value-type="string" office:string-value="CAST_SPEED_3" calcext:value-type="string">
            <text:p>CAST_SPEED_3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74]));2);&quot;&quot;)" office:value-type="string" office:string-value="CAST_SPEED_4" calcext:value-type="string">
            <text:p>CAST_SPEED_4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75]));2);&quot;&quot;)" office:value-type="string" office:string-value="ELEMENTAL_CAST_SPEED" calcext:value-type="string">
            <text:p>ELEMENTAL_CAST_SPEED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76]));2);&quot;&quot;)" office:value-type="string" office:string-value="FIRE_CAST_SPEED" calcext:value-type="string">
            <text:p>FIRE_CAST_SPEED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77]));2);&quot;&quot;)" office:value-type="string" office:string-value="METAL_CAST_SPEED" calcext:value-type="string">
            <text:p>METAL_CAST_SPEED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78]));2);&quot;&quot;)" office:value-type="string" office:string-value="STONE_CAST_SPEED" calcext:value-type="string">
            <text:p>STONE_CAST_SPEED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79]));2);&quot;&quot;)" office:value-type="string" office:string-value="CRYSTAL_CAST_SPEED" calcext:value-type="string">
            <text:p>CRYSTAL_CAST_SPEED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80]));2);&quot;&quot;)" office:value-type="string" office:string-value="WATER_CAST_SPEED" calcext:value-type="string">
            <text:p>WATER_CAST_SPEED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81]));2);&quot;&quot;)" office:value-type="string" office:string-value="ICE_CAST_SPEED" calcext:value-type="string">
            <text:p>ICE_CAST_SPEED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82]));2);&quot;&quot;)" office:value-type="string" office:string-value="AIR_CAST_SPEED" calcext:value-type="string">
            <text:p>AIR_CAST_SPEED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83]));2);&quot;&quot;)" office:value-type="string" office:string-value="STORM_CAST_SPEED" calcext:value-type="string">
            <text:p>STORM_CAST_SPEED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84]));2);&quot;&quot;)" office:value-type="string" office:string-value="DIVINE_CAST_SPEED" calcext:value-type="string">
            <text:p>DIVINE_CAST_SPEED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85]));2);&quot;&quot;)" office:value-type="string" office:string-value="LIGHT_CAST_SPEED" calcext:value-type="string">
            <text:p>LIGHT_CAST_SPEED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86]));2);&quot;&quot;)" office:value-type="string" office:string-value="DARK_CAST_SPEED" calcext:value-type="string">
            <text:p>DARK_CAST_SPEED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87]));2);&quot;&quot;)" office:value-type="string" office:string-value="SHADOW_CAST_SPEED" calcext:value-type="string">
            <text:p>SHADOW_CAST_SPEED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88]));2);&quot;&quot;)" office:value-type="string" office:string-value="NATURE_CAST_SPEED" calcext:value-type="string">
            <text:p>NATURE_CAST_SPEED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89]));2);&quot;&quot;)" office:value-type="string" office:string-value="ANIMAL_CAST_SPEED" calcext:value-type="string">
            <text:p>ANIMAL_CAST_SPEED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90]));2);&quot;&quot;)" office:value-type="string" office:string-value="PLANT_CAST_SPEED" calcext:value-type="string">
            <text:p>PLANT_CAST_SPEED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91]));2);&quot;&quot;)" office:value-type="string" office:string-value="EARTH_CAST_SPEED" calcext:value-type="string">
            <text:p>EARTH_CAST_SPEED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92]));2);&quot;&quot;)" office:value-type="string" office:string-value="SPIRIT_CAST_SPEED" calcext:value-type="string">
            <text:p>SPIRIT_CAST_SPEED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93]));2);&quot;&quot;)" office:value-type="string" office:string-value="ARCANE_CAST_SPEED" calcext:value-type="string">
            <text:p>ARCANE_CAST_SPEED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94]));2);&quot;&quot;)" office:value-type="string" office:string-value="TIME_CAST_SPEED" calcext:value-type="string">
            <text:p>TIME_CAST_SPEED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95]));2);&quot;&quot;)" office:value-type="string" office:string-value="SPACE_CAST_SPEED" calcext:value-type="string">
            <text:p>SPACE_CAST_SPEED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96]));2);&quot;&quot;)" office:value-type="string" office:string-value="FORCE_CAST_SPEED" calcext:value-type="string">
            <text:p>FORCE_CAST_SPEED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97]));2);&quot;&quot;)" office:value-type="string" office:string-value="ENERGY_CAST_SPEED" calcext:value-type="string">
            <text:p>ENERGY_CAST_SPEED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98]));2);&quot;&quot;)" office:value-type="string" office:string-value="CAST_SPEED_1" calcext:value-type="string">
            <text:p>CAST_SPEED_1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99]));2);&quot;&quot;)" office:value-type="string" office:string-value="CAST_SPEED_2" calcext:value-type="string">
            <text:p>CAST_SPEED_2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00]));2);&quot;&quot;)" office:value-type="string" office:string-value="CAST_SPEED_3" calcext:value-type="string">
            <text:p>CAST_SPEED_3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01]));2);&quot;&quot;)" office:value-type="string" office:string-value="CAST_SPEED_4" calcext:value-type="string">
            <text:p>CAST_SPEED_4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02]));2);&quot;&quot;)" office:value-type="string" office:string-value="ELEMENTAL_CAST_SPEED" calcext:value-type="string">
            <text:p>ELEMENTAL_CAST_SPEED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03]));2);&quot;&quot;)" office:value-type="string" office:string-value="FIRE_CAST_SPEED" calcext:value-type="string">
            <text:p>FIRE_CAST_SPEED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04]));2);&quot;&quot;)" office:value-type="string" office:string-value="METAL_CAST_SPEED" calcext:value-type="string">
            <text:p>METAL_CAST_SPEED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05]));2);&quot;&quot;)" office:value-type="string" office:string-value="STONE_CAST_SPEED" calcext:value-type="string">
            <text:p>STONE_CAST_SPEED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06]));2);&quot;&quot;)" office:value-type="string" office:string-value="CRYSTAL_CAST_SPEED" calcext:value-type="string">
            <text:p>CRYSTAL_CAST_SPEED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07]));2);&quot;&quot;)" office:value-type="string" office:string-value="WATER_CAST_SPEED" calcext:value-type="string">
            <text:p>WATER_CAST_SPEED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08]));2);&quot;&quot;)" office:value-type="string" office:string-value="ICE_CAST_SPEED" calcext:value-type="string">
            <text:p>ICE_CAST_SPEED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09]));2);&quot;&quot;)" office:value-type="string" office:string-value="AIR_CAST_SPEED" calcext:value-type="string">
            <text:p>AIR_CAST_SPEED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10]));2);&quot;&quot;)" office:value-type="string" office:string-value="STORM_CAST_SPEED" calcext:value-type="string">
            <text:p>STORM_CAST_SPEED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11]));2);&quot;&quot;)" office:value-type="string" office:string-value="DIVINE_CAST_SPEED" calcext:value-type="string">
            <text:p>DIVINE_CAST_SPEED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12]));2);&quot;&quot;)" office:value-type="string" office:string-value="LIGHT_CAST_SPEED" calcext:value-type="string">
            <text:p>LIGHT_CAST_SPEED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13]));2);&quot;&quot;)" office:value-type="string" office:string-value="DARK_CAST_SPEED" calcext:value-type="string">
            <text:p>DARK_CAST_SPEED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14]));2);&quot;&quot;)" office:value-type="string" office:string-value="SHADOW_CAST_SPEED" calcext:value-type="string">
            <text:p>SHADOW_CAST_SPEED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15]));2);&quot;&quot;)" office:value-type="string" office:string-value="NATURE_CAST_SPEED" calcext:value-type="string">
            <text:p>NATURE_CAST_SPEED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16]));2);&quot;&quot;)" office:value-type="string" office:string-value="ANIMAL_CAST_SPEED" calcext:value-type="string">
            <text:p>ANIMAL_CAST_SPEED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17]));2);&quot;&quot;)" office:value-type="string" office:string-value="PLANT_CAST_SPEED" calcext:value-type="string">
            <text:p>PLANT_CAST_SPEED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18]));2);&quot;&quot;)" office:value-type="string" office:string-value="EARTH_CAST_SPEED" calcext:value-type="string">
            <text:p>EARTH_CAST_SPEED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19]));2);&quot;&quot;)" office:value-type="string" office:string-value="SPIRIT_CAST_SPEED" calcext:value-type="string">
            <text:p>SPIRIT_CAST_SPEED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20]));2);&quot;&quot;)" office:value-type="string" office:string-value="ARCANE_CAST_SPEED" calcext:value-type="string">
            <text:p>ARCANE_CAST_SPEED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21]));2);&quot;&quot;)" office:value-type="string" office:string-value="TIME_CAST_SPEED" calcext:value-type="string">
            <text:p>TIME_CAST_SPEED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22]));2);&quot;&quot;)" office:value-type="string" office:string-value="SPACE_CAST_SPEED" calcext:value-type="string">
            <text:p>SPACE_CAST_SPEED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23]));2);&quot;&quot;)" office:value-type="string" office:string-value="FORCE_CAST_SPEED" calcext:value-type="string">
            <text:p>FORCE_CAST_SPEED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24]));2);&quot;&quot;)" office:value-type="string" office:string-value="ENERGY_CAST_SPEED" calcext:value-type="string">
            <text:p>ENERGY_CAST_SPEED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25]));2);&quot;&quot;)" office:value-type="string" office:string-value="HIT_CHANCE_1" calcext:value-type="string">
            <text:p>HIT_CHANCE_1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26]));2);&quot;&quot;)" office:value-type="string" office:string-value="HIT_CHANCE_2" calcext:value-type="string">
            <text:p>HIT_CHANCE_2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27]));2);&quot;&quot;)" office:value-type="string" office:string-value="HIT_CHANCE_3" calcext:value-type="string">
            <text:p>HIT_CHANCE_3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28]));2);&quot;&quot;)" office:value-type="string" office:string-value="HIT_CHANCE_4" calcext:value-type="string">
            <text:p>HIT_CHANCE_4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29]));2);&quot;&quot;)" office:value-type="string" office:string-value="ELEMENTAL_HIT_CHANCE" calcext:value-type="string">
            <text:p>ELEMENTAL_HIT_CHANCE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30]));2);&quot;&quot;)" office:value-type="string" office:string-value="FIRE_HIT_CHANCE" calcext:value-type="string">
            <text:p>FIRE_HIT_CHANCE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31]));2);&quot;&quot;)" office:value-type="string" office:string-value="METAL_HIT_CHANCE" calcext:value-type="string">
            <text:p>METAL_HIT_CHANCE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32]));2);&quot;&quot;)" office:value-type="string" office:string-value="STONE_HIT_CHANCE" calcext:value-type="string">
            <text:p>STONE_HIT_CHANCE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33]));2);&quot;&quot;)" office:value-type="string" office:string-value="CRYSTAL_HIT_CHANCE" calcext:value-type="string">
            <text:p>CRYSTAL_HIT_CHANCE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34]));2);&quot;&quot;)" office:value-type="string" office:string-value="WATER_HIT_CHANCE" calcext:value-type="string">
            <text:p>WATER_HIT_CHANCE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35]));2);&quot;&quot;)" office:value-type="string" office:string-value="ICE_HIT_CHANCE" calcext:value-type="string">
            <text:p>ICE_HIT_CHANCE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36]));2);&quot;&quot;)" office:value-type="string" office:string-value="AIR_HIT_CHANCE" calcext:value-type="string">
            <text:p>AIR_HIT_CHANCE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37]));2);&quot;&quot;)" office:value-type="string" office:string-value="STORM_HIT_CHANCE" calcext:value-type="string">
            <text:p>STORM_HIT_CHANCE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38]));2);&quot;&quot;)" office:value-type="string" office:string-value="DIVINE_HIT_CHANCE" calcext:value-type="string">
            <text:p>DIVINE_HIT_CHANCE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39]));2);&quot;&quot;)" office:value-type="string" office:string-value="LIGHT_HIT_CHANCE" calcext:value-type="string">
            <text:p>LIGHT_HIT_CHANCE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40]));2);&quot;&quot;)" office:value-type="string" office:string-value="DARK_HIT_CHANCE" calcext:value-type="string">
            <text:p>DARK_HIT_CHANCE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41]));2);&quot;&quot;)" office:value-type="string" office:string-value="SHADOW_HIT_CHANCE" calcext:value-type="string">
            <text:p>SHADOW_HIT_CHANCE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42]));2);&quot;&quot;)" office:value-type="string" office:string-value="NATURE_HIT_CHANCE" calcext:value-type="string">
            <text:p>NATURE_HIT_CHANCE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43]));2);&quot;&quot;)" office:value-type="string" office:string-value="ANIMAL_HIT_CHANCE" calcext:value-type="string">
            <text:p>ANIMAL_HIT_CHANCE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44]));2);&quot;&quot;)" office:value-type="string" office:string-value="PLANT_HIT_CHANCE" calcext:value-type="string">
            <text:p>PLANT_HIT_CHANCE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45]));2);&quot;&quot;)" office:value-type="string" office:string-value="EARTH_HIT_CHANCE" calcext:value-type="string">
            <text:p>EARTH_HIT_CHANCE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46]));2);&quot;&quot;)" office:value-type="string" office:string-value="SPIRIT_HIT_CHANCE" calcext:value-type="string">
            <text:p>SPIRIT_HIT_CHANCE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47]));2);&quot;&quot;)" office:value-type="string" office:string-value="ARCANE_HIT_CHANCE" calcext:value-type="string">
            <text:p>ARCANE_HIT_CHANCE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48]));2);&quot;&quot;)" office:value-type="string" office:string-value="TIME_HIT_CHANCE" calcext:value-type="string">
            <text:p>TIME_HIT_CHANCE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49]));2);&quot;&quot;)" office:value-type="string" office:string-value="SPACE_HIT_CHANCE" calcext:value-type="string">
            <text:p>SPACE_HIT_CHANCE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50]));2);&quot;&quot;)" office:value-type="string" office:string-value="FORCE_HIT_CHANCE" calcext:value-type="string">
            <text:p>FORCE_HIT_CHANCE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51]));2);&quot;&quot;)" office:value-type="string" office:string-value="ENERGY_HIT_CHANCE" calcext:value-type="string">
            <text:p>ENERGY_HIT_CHANCE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52]));2);&quot;&quot;)" office:value-type="string" office:string-value="PENETRATION_1" calcext:value-type="string">
            <text:p>PENETRATION_1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53]));2);&quot;&quot;)" office:value-type="string" office:string-value="PENETRATION_2" calcext:value-type="string">
            <text:p>PENETRATION_2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54]));2);&quot;&quot;)" office:value-type="string" office:string-value="PENETRATION_3" calcext:value-type="string">
            <text:p>PENETRATION_3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55]));2);&quot;&quot;)" office:value-type="string" office:string-value="PENETRATION_4" calcext:value-type="string">
            <text:p>PENETRATION_4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56]));2);&quot;&quot;)" office:value-type="string" office:string-value="ELEMENTAL_PENETRATION" calcext:value-type="string">
            <text:p>ELEMENTAL_PENETRATION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57]));2);&quot;&quot;)" office:value-type="string" office:string-value="FIRE_PENETRATION" calcext:value-type="string">
            <text:p>FIRE_PENETRATION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58]));2);&quot;&quot;)" office:value-type="string" office:string-value="METAL_PENETRATION" calcext:value-type="string">
            <text:p>METAL_PENETRATION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59]));2);&quot;&quot;)" office:value-type="string" office:string-value="STONE_PENETRATION" calcext:value-type="string">
            <text:p>STONE_PENETRATION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60]));2);&quot;&quot;)" office:value-type="string" office:string-value="CRYSTAL_PENETRATION" calcext:value-type="string">
            <text:p>CRYSTAL_PENETRATION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61]));2);&quot;&quot;)" office:value-type="string" office:string-value="WATER_PENETRATION" calcext:value-type="string">
            <text:p>WATER_PENETRATION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62]));2);&quot;&quot;)" office:value-type="string" office:string-value="ICE_PENETRATION" calcext:value-type="string">
            <text:p>ICE_PENETRATION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63]));2);&quot;&quot;)" office:value-type="string" office:string-value="AIR_PENETRATION" calcext:value-type="string">
            <text:p>AIR_PENETRATION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64]));2);&quot;&quot;)" office:value-type="string" office:string-value="STORM_PENETRATION" calcext:value-type="string">
            <text:p>STORM_PENETRATION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65]));2);&quot;&quot;)" office:value-type="string" office:string-value="DIVINE_PENETRATION" calcext:value-type="string">
            <text:p>DIVINE_PENETRATION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66]));2);&quot;&quot;)" office:value-type="string" office:string-value="LIGHT_PENETRATION" calcext:value-type="string">
            <text:p>LIGHT_PENETRATION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67]));2);&quot;&quot;)" office:value-type="string" office:string-value="DARK_PENETRATION" calcext:value-type="string">
            <text:p>DARK_PENETRATION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68]));2);&quot;&quot;)" office:value-type="string" office:string-value="SHADOW_PENETRATION" calcext:value-type="string">
            <text:p>SHADOW_PENETRATION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69]));2);&quot;&quot;)" office:value-type="string" office:string-value="NATURE_PENETRATION" calcext:value-type="string">
            <text:p>NATURE_PENETRATION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70]));2);&quot;&quot;)" office:value-type="string" office:string-value="ANIMAL_PENETRATION" calcext:value-type="string">
            <text:p>ANIMAL_PENETRATION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71]));2);&quot;&quot;)" office:value-type="string" office:string-value="PLANT_PENETRATION" calcext:value-type="string">
            <text:p>PLANT_PENETRATION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72]));2);&quot;&quot;)" office:value-type="string" office:string-value="EARTH_PENETRATION" calcext:value-type="string">
            <text:p>EARTH_PENETRATION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73]));2);&quot;&quot;)" office:value-type="string" office:string-value="SPIRIT_PENETRATION" calcext:value-type="string">
            <text:p>SPIRIT_PENETRATION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74]));2);&quot;&quot;)" office:value-type="string" office:string-value="ARCANE_PENETRATION" calcext:value-type="string">
            <text:p>ARCANE_PENETRATION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75]));2);&quot;&quot;)" office:value-type="string" office:string-value="TIME_PENETRATION" calcext:value-type="string">
            <text:p>TIME_PENETRATION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76]));2);&quot;&quot;)" office:value-type="string" office:string-value="SPACE_PENETRATION" calcext:value-type="string">
            <text:p>SPACE_PENETRATION</text:p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77]));2)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78]));2)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79]));2)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80]));2)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81]));2)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82]));2)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83]));2)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84]));2)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85]));2)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86]));2)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87]));2)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88]));2);&quot;&quot;)">
            <text:p/>
          </table:table-cell>
          <table:table-cell table:number-columns-repeated="3"/>
        </table:table-row>
      </table:table>
      <table:table table:name="Physical" table:style-name="ta1"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Fe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 Classes</text:p>
          </table:table-cell>
          <table:table-cell office:value-type="string" calcext:value-type="string">
            <text:p>R Feats</text:p>
          </table:table-cell>
          <table:table-cell office:value-type="string" calcext:value-type="string">
            <text:p>F Classes</text:p>
          </table:table-cell>
          <table:table-cell office:value-type="string" calcext:value-type="string">
            <text:p>F Fea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cripts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TOUGHNESS_1</text:p>
          </table:table-cell>
          <table:table-cell office:value-type="string" calcext:value-type="string">
            <text:p>Improved Tough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description of the feat goes her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Increase Toughness</text:p>
          </table:table-cell>
          <table:table-cell office:value-type="string" calcext:value-type="string">
            <text:p>unit/attribute-change -unit UNIT_ID -attribute TOUGHNESS -mode fixed -amount 1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TOUGHNESS_2</text:p>
          </table:table-cell>
          <table:table-cell office:value-type="string" calcext:value-type="string">
            <text:p>Improved Tough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TOUGHNESS_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ncrease Toughness</text:p>
          </table:table-cell>
          <table:table-cell office:value-type="string" calcext:value-type="string">
            <text:p>unit/attribute-change -unit UNIT_ID -attribute TOUGHNESS -mode fixed -amount 2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TOUGHNESS_3</text:p>
          </table:table-cell>
          <table:table-cell office:value-type="string" calcext:value-type="string">
            <text:p>Improved Tough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TOUGHNESS_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Toughness</text:p>
          </table:table-cell>
          <table:table-cell office:value-type="string" calcext:value-type="string">
            <text:p>unit/attribute-change -unit UNIT_ID -attribute TOUGHNESS -mode fixed -amount 5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TOUGHNESS_4</text:p>
          </table:table-cell>
          <table:table-cell office:value-type="string" calcext:value-type="string">
            <text:p>Improved Toughn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TOUGHNESS_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Toughness</text:p>
          </table:table-cell>
          <table:table-cell office:value-type="string" calcext:value-type="string">
            <text:p>unit/attribute-change -unit UNIT_ID -attribute TOUGHNESS -mode fixed -amount 10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TRENGTH_1</text:p>
          </table:table-cell>
          <table:table-cell office:value-type="string" calcext:value-type="string">
            <text:p>Improved Str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description of the feat goes her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Increase Strength</text:p>
          </table:table-cell>
          <table:table-cell office:value-type="string" calcext:value-type="string">
            <text:p>unit/attribute-change -unit UNIT_ID -attribute STRENGTH -mode fixed -amount 1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TRENGTH_2</text:p>
          </table:table-cell>
          <table:table-cell office:value-type="string" calcext:value-type="string">
            <text:p>Improved Str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STRENGTH_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ncrease Strength</text:p>
          </table:table-cell>
          <table:table-cell office:value-type="string" calcext:value-type="string">
            <text:p>unit/attribute-change -unit UNIT_ID -attribute STRENGTH -mode fixed -amount 2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TRENGTH_3</text:p>
          </table:table-cell>
          <table:table-cell office:value-type="string" calcext:value-type="string">
            <text:p>Improved Streng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STRENGTH_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Strength</text:p>
          </table:table-cell>
          <table:table-cell office:value-type="string" calcext:value-type="string">
            <text:p>unit/attribute-change -unit UNIT_ID -attribute STRENGTH -mode fixed -amount 5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TRENGTH_4</text:p>
          </table:table-cell>
          <table:table-cell office:value-type="string" calcext:value-type="string">
            <text:p>Improved Str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STRENGTH_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Strength</text:p>
          </table:table-cell>
          <table:table-cell office:value-type="string" calcext:value-type="string">
            <text:p>unit/attribute-change -unit UNIT_ID -attribute STRENGTH -mode fixed -amount 10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GILITY_1</text:p>
          </table:table-cell>
          <table:table-cell office:value-type="string" calcext:value-type="string">
            <text:p>Improved Agi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description of the feat goes her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Increase Agility</text:p>
          </table:table-cell>
          <table:table-cell office:value-type="string" calcext:value-type="string">
            <text:p>unit/attribute-change -unit UNIT_ID -attribute AGILITY -mode fixed -amount 1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GILITY_2</text:p>
          </table:table-cell>
          <table:table-cell office:value-type="string" calcext:value-type="string">
            <text:p>Improved Agil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AGILITY_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ncrease Agility</text:p>
          </table:table-cell>
          <table:table-cell office:value-type="string" calcext:value-type="string">
            <text:p>unit/attribute-change -unit UNIT_ID -attribute AGILITY -mode fixed -amount 2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GILITY_3</text:p>
          </table:table-cell>
          <table:table-cell office:value-type="string" calcext:value-type="string">
            <text:p>Improved Agil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AGILITY_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Agility</text:p>
          </table:table-cell>
          <table:table-cell office:value-type="string" calcext:value-type="string">
            <text:p>unit/attribute-change -unit UNIT_ID -attribute AGILITY -mode fixed -amount 5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GILITY_4</text:p>
          </table:table-cell>
          <table:table-cell office:value-type="string" calcext:value-type="string">
            <text:p>Improved Agil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AGILITY_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Agility</text:p>
          </table:table-cell>
          <table:table-cell office:value-type="string" calcext:value-type="string">
            <text:p>unit/attribute-change -unit UNIT_ID -attribute AGILITY -mode fixed -amount 10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PERCEPTION_1</text:p>
          </table:table-cell>
          <table:table-cell office:value-type="string" calcext:value-type="string">
            <text:p>Improved Percep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description of the feat goes her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Increase Perception</text:p>
          </table:table-cell>
          <table:table-cell office:value-type="string" calcext:value-type="string">
            <text:p>unit/attribute-change -unit UNIT_ID -attribute PERCEPTION -mode fixed -amount 1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PERCEPTION_2</text:p>
          </table:table-cell>
          <table:table-cell office:value-type="string" calcext:value-type="string">
            <text:p>Improved Percep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PERCEPTION_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ncrease Perception</text:p>
          </table:table-cell>
          <table:table-cell office:value-type="string" calcext:value-type="string">
            <text:p>unit/attribute-change -unit UNIT_ID -attribute PERCEPTION -mode fixed -amount 2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PERCEPTION_3</text:p>
          </table:table-cell>
          <table:table-cell office:value-type="string" calcext:value-type="string">
            <text:p>Improved Percep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PERCEPTION_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Perception</text:p>
          </table:table-cell>
          <table:table-cell office:value-type="string" calcext:value-type="string">
            <text:p>unit/attribute-change -unit UNIT_ID -attribute PERCEPTION -mode fixed -amount 5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PERCEPTION_4</text:p>
          </table:table-cell>
          <table:table-cell office:value-type="string" calcext:value-type="string">
            <text:p>Improved Percep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PERCEPTION_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Perception</text:p>
          </table:table-cell>
          <table:table-cell office:value-type="string" calcext:value-type="string">
            <text:p>unit/attribute-change -unit UNIT_ID -attribute PERCEPTION -mode fixed -amount 10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RIT_CHANCE_1</text:p>
          </table:table-cell>
          <table:table-cell office:value-type="string" calcext:value-type="string">
            <text:p>Feat N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description of the feat goes her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Increase Physical Crit Chance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RIT_CHANCE_2</text:p>
          </table:table-cell>
          <table:table-cell office:value-type="string" calcext:value-type="string">
            <text:p>Feat N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CRIT_CHANCE_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ncrease Physical Crit Chance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RIT_CHANCE_3</text:p>
          </table:table-cell>
          <table:table-cell office:value-type="string" calcext:value-type="string">
            <text:p>Feat Na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CRIT_CHANCE_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Physical Crit Chance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RIT_CHANCE_4</text:p>
          </table:table-cell>
          <table:table-cell office:value-type="string" calcext:value-type="string">
            <text:p>Feat Na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CRIT_CHANCE_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Physical Crit Chance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RIT_BONUS_1</text:p>
          </table:table-cell>
          <table:table-cell office:value-type="string" calcext:value-type="string">
            <text:p>Feat N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description of the feat goes her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Increase Physical Crit Bonus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RIT_BONUS_2</text:p>
          </table:table-cell>
          <table:table-cell office:value-type="string" calcext:value-type="string">
            <text:p>Feat N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CRIT_BONUS_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ncrease Physical Crit Bonus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RIT_BONUS_3</text:p>
          </table:table-cell>
          <table:table-cell office:value-type="string" calcext:value-type="string">
            <text:p>Feat Na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CRIT_BONUS_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Physical Crit Bonus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RIT_BONUS_4</text:p>
          </table:table-cell>
          <table:table-cell office:value-type="string" calcext:value-type="string">
            <text:p>Feat Na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CRIT_BONUS_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Physical Crit Bonus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TTACK_SPEED_1</text:p>
          </table:table-cell>
          <table:table-cell office:value-type="string" calcext:value-type="string">
            <text:p>Feat N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description of the feat goes her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Increase Physical Attack Speed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TTACK_SPEED_2</text:p>
          </table:table-cell>
          <table:table-cell office:value-type="string" calcext:value-type="string">
            <text:p>Feat N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ATTACK_SPEED_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ncrease Physical Attack Speed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TTACK_SPEED_3</text:p>
          </table:table-cell>
          <table:table-cell office:value-type="string" calcext:value-type="string">
            <text:p>Feat Na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ATTACK_SPEED_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Physical Attack Speed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TTACK_SPEED_4</text:p>
          </table:table-cell>
          <table:table-cell office:value-type="string" calcext:value-type="string">
            <text:p>Feat Na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ATTACK_SPEED_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Physical Attack Speed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HIT_CHANCE_1</text:p>
          </table:table-cell>
          <table:table-cell office:value-type="string" calcext:value-type="string">
            <text:p>Feat N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description of the feat goes her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Increase Physical Hit Chance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HIT_CHANCE_2</text:p>
          </table:table-cell>
          <table:table-cell office:value-type="string" calcext:value-type="string">
            <text:p>Feat N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HIT_CHANCE_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ncrease Physical Hit Chance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HIT_CHANCE_3</text:p>
          </table:table-cell>
          <table:table-cell office:value-type="string" calcext:value-type="string">
            <text:p>Feat Na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HIT_CHANCE_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Physical Hit Chance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HIT_CHANCE_4</text:p>
          </table:table-cell>
          <table:table-cell office:value-type="string" calcext:value-type="string">
            <text:p>Feat Na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HIT_CHANCE_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Physical Hit Chance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PENETRATION_1</text:p>
          </table:table-cell>
          <table:table-cell office:value-type="string" calcext:value-type="string">
            <text:p>Feat N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description of the feat goes her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Increase Physical Penetration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PENETRATION_2</text:p>
          </table:table-cell>
          <table:table-cell office:value-type="string" calcext:value-type="string">
            <text:p>Feat N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PENETRATION_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ncrease Physical Penetration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PENETRATION_3</text:p>
          </table:table-cell>
          <table:table-cell office:value-type="string" calcext:value-type="string">
            <text:p>Feat Na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PENETRATION_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Physical Penetration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PENETRATION_4</text:p>
          </table:table-cell>
          <table:table-cell office:value-type="string" calcext:value-type="string">
            <text:p>Feat Na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PENETRATION_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Physical Penetration</text:p>
          </table:table-cell>
          <table:table-cell office:value-type="string" calcext:value-type="string">
            <text:p>Feat Script</text:p>
          </table:table-cell>
        </table:table-row>
      </table:table>
      <table:table table:name="Magical" table:style-name="ta1">
        <table:table-column table:style-name="co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Fe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 Classes</text:p>
          </table:table-cell>
          <table:table-cell office:value-type="string" calcext:value-type="string">
            <text:p>R Feats</text:p>
          </table:table-cell>
          <table:table-cell office:value-type="string" calcext:value-type="string">
            <text:p>F Classes</text:p>
          </table:table-cell>
          <table:table-cell office:value-type="string" calcext:value-type="string">
            <text:p>F Fea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cripts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FAITH_1</text:p>
          </table:table-cell>
          <table:table-cell office:value-type="string" calcext:value-type="string">
            <text:p>Improved Fa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description of the feat goes her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Increase Faith</text:p>
          </table:table-cell>
          <table:table-cell office:value-type="string" calcext:value-type="string">
            <text:p>unit/attribute-change -unit UNIT_ID -attribute FAITH -mode fixed -amount 1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FAITH_2</text:p>
          </table:table-cell>
          <table:table-cell office:value-type="string" calcext:value-type="string">
            <text:p>Improved Fa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FAITH_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ncrease Faith</text:p>
          </table:table-cell>
          <table:table-cell office:value-type="string" calcext:value-type="string">
            <text:p>unit/attribute-change -unit UNIT_ID -attribute FAITH -mode fixed -amount 2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FAITH_3</text:p>
          </table:table-cell>
          <table:table-cell office:value-type="string" calcext:value-type="string">
            <text:p>Improved Fai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FAITH_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Faith</text:p>
          </table:table-cell>
          <table:table-cell office:value-type="string" calcext:value-type="string">
            <text:p>unit/attribute-change -unit UNIT_ID -attribute FAITH -mode fixed -amount 5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FAITH_4</text:p>
          </table:table-cell>
          <table:table-cell office:value-type="string" calcext:value-type="string">
            <text:p>Improved Fai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FAITH_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Faith</text:p>
          </table:table-cell>
          <table:table-cell office:value-type="string" calcext:value-type="string">
            <text:p>unit/attribute-change -unit UNIT_ID -attribute FAITH -mode fixed -amount 10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WISDOM_1</text:p>
          </table:table-cell>
          <table:table-cell office:value-type="string" calcext:value-type="string">
            <text:p>Improved Wisd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description of the feat goes her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Increase Wisdom</text:p>
          </table:table-cell>
          <table:table-cell office:value-type="string" calcext:value-type="string">
            <text:p>unit/attribute-change -unit UNIT_ID -attribute WISDOM -mode fixed -amount 1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WISDOM_2</text:p>
          </table:table-cell>
          <table:table-cell office:value-type="string" calcext:value-type="string">
            <text:p>Improved Wisd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WISDOM_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ncrease Wisdom</text:p>
          </table:table-cell>
          <table:table-cell office:value-type="string" calcext:value-type="string">
            <text:p>unit/attribute-change -unit UNIT_ID -attribute WISDOM -mode fixed -amount 2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WISDOM_3</text:p>
          </table:table-cell>
          <table:table-cell office:value-type="string" calcext:value-type="string">
            <text:p>Improved Wisd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WISDOM_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Wisdom</text:p>
          </table:table-cell>
          <table:table-cell office:value-type="string" calcext:value-type="string">
            <text:p>unit/attribute-change -unit UNIT_ID -attribute WISDOM -mode fixed -amount 5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WISDOM_4</text:p>
          </table:table-cell>
          <table:table-cell office:value-type="string" calcext:value-type="string">
            <text:p>Improved Wisd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WISDOM_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Wisdom</text:p>
          </table:table-cell>
          <table:table-cell office:value-type="string" calcext:value-type="string">
            <text:p>unit/attribute-change -unit UNIT_ID -attribute WISDOM -mode fixed -amount 10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INTELLIGENCE_1</text:p>
          </table:table-cell>
          <table:table-cell office:value-type="string" calcext:value-type="string">
            <text:p>Improved Intellig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description of the feat goes her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Increase Intelligence</text:p>
          </table:table-cell>
          <table:table-cell office:value-type="string" calcext:value-type="string">
            <text:p>unit/attribute-change -unit UNIT_ID -attribute INTELLIGENCE -mode fixed -amount 1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INTELLIGENCE_2</text:p>
          </table:table-cell>
          <table:table-cell office:value-type="string" calcext:value-type="string">
            <text:p>Improved Intellige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INTELLIGENCE_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ncrease Intelligence</text:p>
          </table:table-cell>
          <table:table-cell office:value-type="string" calcext:value-type="string">
            <text:p>unit/attribute-change -unit UNIT_ID -attribute INTELLIGENCE -mode fixed -amount 2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INTELLIGENCE_3</text:p>
          </table:table-cell>
          <table:table-cell office:value-type="string" calcext:value-type="string">
            <text:p>Improved Intellige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INTELLIGENCE_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Intelligence</text:p>
          </table:table-cell>
          <table:table-cell office:value-type="string" calcext:value-type="string">
            <text:p>unit/attribute-change -unit UNIT_ID -attribute INTELLIGENCE -mode fixed -amount 5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INTELLIGENCE_4</text:p>
          </table:table-cell>
          <table:table-cell office:value-type="string" calcext:value-type="string">
            <text:p>Improved Intellige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INTELLIGENCE_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Intelligence</text:p>
          </table:table-cell>
          <table:table-cell office:value-type="string" calcext:value-type="string">
            <text:p>unit/attribute-change -unit UNIT_ID -attribute INTELLIGENCE -mode fixed -amount 10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WILLPOWER_1</text:p>
          </table:table-cell>
          <table:table-cell office:value-type="string" calcext:value-type="string">
            <text:p>Improved Will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description of the feat goes her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Increase Willpower</text:p>
          </table:table-cell>
          <table:table-cell office:value-type="string" calcext:value-type="string">
            <text:p>unit/attribute-change -unit UNIT_ID -attribute WILLPOWER -mode fixed -amount 1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WILLPOWER_2</text:p>
          </table:table-cell>
          <table:table-cell office:value-type="string" calcext:value-type="string">
            <text:p>Improved Willpo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WILLPOWER_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ncrease Willpower</text:p>
          </table:table-cell>
          <table:table-cell office:value-type="string" calcext:value-type="string">
            <text:p>unit/attribute-change -unit UNIT_ID -attribute WILLPOWER -mode fixed -amount 2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WILLPOWER_3</text:p>
          </table:table-cell>
          <table:table-cell office:value-type="string" calcext:value-type="string">
            <text:p>Improved Willpow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WILLPOWER_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Willpower</text:p>
          </table:table-cell>
          <table:table-cell office:value-type="string" calcext:value-type="string">
            <text:p>unit/attribute-change -unit UNIT_ID -attribute WILLPOWER -mode fixed -amount 5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WILLPOWER_4</text:p>
          </table:table-cell>
          <table:table-cell office:value-type="string" calcext:value-type="string">
            <text:p>Improved Willpow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WILLPOWER_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Willpower</text:p>
          </table:table-cell>
          <table:table-cell office:value-type="string" calcext:value-type="string">
            <text:p>unit/attribute-change -unit UNIT_ID -attribute WILLPOWER -mode fixed -amount 10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PELL_CASTING_1</text:p>
          </table:table-cell>
          <table:table-cell office:value-type="string" calcext:value-type="string">
            <text:p>Improved Spell Cas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description of the feat goes her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Increase Spell Casting Skill</text:p>
          </table:table-cell>
          <table:table-cell office:value-type="string" calcext:value-type="string">
            <text:p>unit/attribute-change -unit UNIT_ID -skill SPELL_CASTING -mode fixed -amount 1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PELL_CASTING_2</text:p>
          </table:table-cell>
          <table:table-cell office:value-type="string" calcext:value-type="string">
            <text:p>Improved Spell Cas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SPELL_CASTING_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ncrease Spell Casting Skill</text:p>
          </table:table-cell>
          <table:table-cell office:value-type="string" calcext:value-type="string">
            <text:p>unit/attribute-change -unit UNIT_ID -skill SPELL_CASTING -mode fixed -amount 1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PELL_CASTING_3</text:p>
          </table:table-cell>
          <table:table-cell office:value-type="string" calcext:value-type="string">
            <text:p>Improved Spell Cas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SPELL_CASTING_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ncrease Spell Casting Skill</text:p>
          </table:table-cell>
          <table:table-cell office:value-type="string" calcext:value-type="string">
            <text:p>unit/attribute-change -unit UNIT_ID -skill SPELL_CASTING -mode fixed -amount 1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PELL_CASTING_4</text:p>
          </table:table-cell>
          <table:table-cell office:value-type="string" calcext:value-type="string">
            <text:p>Improved Spell Cast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SPELL_CASTING_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ncrease Spell Casting Skill</text:p>
          </table:table-cell>
          <table:table-cell office:value-type="string" calcext:value-type="string">
            <text:p>unit/attribute-change -unit UNIT_ID -skill SPELL_CASTING -mode fixed -amount 1 -track</text:p>
          </table:table-cell>
        </table:table-row>
        <table:table-row table:style-name="ro2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ELEMENTAL_CASTING</text:p>
          </table:table-cell>
          <table:table-cell office:value-type="string" calcext:value-type="string">
            <text:p>Elemental Casting Specia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SPELL_CASTING_3</text:p>
          </table:table-cell>
          <table:table-cell/>
          <table:table-cell office:value-type="string" calcext:value-type="string">
            <text:p>DIVINE_CASTING</text:p>
            <text:p>NATURE_CASTING</text:p>
            <text:p>ARCANE_CAS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ase Elemental Spell Casting</text:p>
          </table:table-cell>
          <table:table-cell office:value-type="string" calcext:value-type="string">
            <text:p>unit/attribute-change -unit UNIT_ID -skill ELEMENTAL_SPELL_CASTING -mode fixed -amount 2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FIRE_CASTING</text:p>
          </table:table-cell>
          <table:table-cell office:value-type="string" calcext:value-type="string">
            <text:p>Fire Casting M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ELEMENTAL_CAST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crease Fire Spell Casting</text:p>
          </table:table-cell>
          <table:table-cell office:value-type="string" calcext:value-type="string">
            <text:p>unit/attribute-change -unit UNIT_ID -skill FIRE_SPELL_CASTING -mode fixed -amount 3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METAL_CASTING</text:p>
          </table:table-cell>
          <table:table-cell office:value-type="string" calcext:value-type="string">
            <text:p>Metal Casting M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ELEMENTAL_CAST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crease Metal Spell Casting</text:p>
          </table:table-cell>
          <table:table-cell office:value-type="string" calcext:value-type="string">
            <text:p>unit/attribute-change -unit UNIT_ID -skill METAL_SPELL_CASTING -mode fixed -amount 3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TONE_CASTING</text:p>
          </table:table-cell>
          <table:table-cell office:value-type="string" calcext:value-type="string">
            <text:p>Stone Casting M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ELEMENTAL_CAST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crease Stone Spell Casting</text:p>
          </table:table-cell>
          <table:table-cell office:value-type="string" calcext:value-type="string">
            <text:p>unit/attribute-change -unit UNIT_ID -skill STONE_SPELL_CASTING -mode fixed -amount 3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CRYSTAL_CASTING</text:p>
          </table:table-cell>
          <table:table-cell office:value-type="string" calcext:value-type="string">
            <text:p>Crystal Casting M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ELEMENTAL_CAST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crease Crystal Spell Casting</text:p>
          </table:table-cell>
          <table:table-cell office:value-type="string" calcext:value-type="string">
            <text:p>unit/attribute-change -unit UNIT_ID -skill CRYSTAL_SPELL_CASTING -mode fixed -amount 3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WATER_CASTING</text:p>
          </table:table-cell>
          <table:table-cell office:value-type="string" calcext:value-type="string">
            <text:p>Water Casting M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ELEMENTAL_CAST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crease Water Spell Casting</text:p>
          </table:table-cell>
          <table:table-cell office:value-type="string" calcext:value-type="string">
            <text:p>unit/attribute-change -unit UNIT_ID -skill WATER_SPELL_CASTING -mode fixed -amount 3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ICE_CASTING</text:p>
          </table:table-cell>
          <table:table-cell office:value-type="string" calcext:value-type="string">
            <text:p>Ice Casting M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ELEMENTAL_CAST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crease Ice Spell Casting</text:p>
          </table:table-cell>
          <table:table-cell office:value-type="string" calcext:value-type="string">
            <text:p>unit/attribute-change -unit UNIT_ID -skill ICE_SPELL_CASTING -mode fixed -amount 3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AIR_CASTING</text:p>
          </table:table-cell>
          <table:table-cell office:value-type="string" calcext:value-type="string">
            <text:p>Air Casting M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ELEMENTAL_CAST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crease Air Spell Casting</text:p>
          </table:table-cell>
          <table:table-cell office:value-type="string" calcext:value-type="string">
            <text:p>unit/attribute-change -unit UNIT_ID -skill AIR_SPELL_CASTING -mode fixed -amount 3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TORM_CASTING</text:p>
          </table:table-cell>
          <table:table-cell office:value-type="string" calcext:value-type="string">
            <text:p>Storm Casting M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ELEMENTAL_CAST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crease Storm Spell Casting</text:p>
          </table:table-cell>
          <table:table-cell office:value-type="string" calcext:value-type="string">
            <text:p>unit/attribute-change -unit UNIT_ID -skill STORM_SPELL_CASTING -mode fixed -amount 3 -track</text:p>
          </table:table-cell>
        </table:table-row>
        <table:table-row table:style-name="ro2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DIVINE_CASTING</text:p>
          </table:table-cell>
          <table:table-cell office:value-type="string" calcext:value-type="string">
            <text:p>Divine Casting Specia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SPELL_CASTING_3</text:p>
          </table:table-cell>
          <table:table-cell/>
          <table:table-cell office:value-type="string" calcext:value-type="string">
            <text:p>ELEMENTAL_CASTING</text:p>
            <text:p>NATURE_CASTING</text:p>
            <text:p>ARCANE_CAS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ase Divine Spell Casting</text:p>
          </table:table-cell>
          <table:table-cell office:value-type="string" calcext:value-type="string">
            <text:p>unit/attribute-change -unit UNIT_ID -skill DIVINE_SPELL_CASTING -mode fixed -amount 2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LIGHT_CASTING</text:p>
          </table:table-cell>
          <table:table-cell office:value-type="string" calcext:value-type="string">
            <text:p>Light Casting M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DIVINE_CAST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crease Light Spell Casting</text:p>
          </table:table-cell>
          <table:table-cell office:value-type="string" calcext:value-type="string">
            <text:p>unit/attribute-change -unit UNIT_ID -skill LIGHT_SPELL_CASTING -mode fixed -amount 3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DARK_CASTING</text:p>
          </table:table-cell>
          <table:table-cell office:value-type="string" calcext:value-type="string">
            <text:p>Dark Casting M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DIVINE_CAST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crease Dark Spell Casting</text:p>
          </table:table-cell>
          <table:table-cell office:value-type="string" calcext:value-type="string">
            <text:p>unit/attribute-change -unit UNIT_ID -skill DARK_SPELL_CASTING -mode fixed -amount 3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HADOW_CASTING</text:p>
          </table:table-cell>
          <table:table-cell office:value-type="string" calcext:value-type="string">
            <text:p>Shadow Casting M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DIVINE_CAST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crease Shadow Spell Casting</text:p>
          </table:table-cell>
          <table:table-cell office:value-type="string" calcext:value-type="string">
            <text:p>unit/attribute-change -unit UNIT_ID -skill SHADOW_SPELL_CASTING -mode fixed -amount 3 -track</text:p>
          </table:table-cell>
        </table:table-row>
        <table:table-row table:style-name="ro2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NATURE_CASTING</text:p>
          </table:table-cell>
          <table:table-cell office:value-type="string" calcext:value-type="string">
            <text:p>Nature Casting Specia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SPELL_CASTING_3</text:p>
          </table:table-cell>
          <table:table-cell/>
          <table:table-cell office:value-type="string" calcext:value-type="string">
            <text:p>DIVINE_CASTING</text:p>
            <text:p>ELEMENTAL_CASTING</text:p>
            <text:p>ARCANE_CAS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ase Nature Spell Casting</text:p>
          </table:table-cell>
          <table:table-cell office:value-type="string" calcext:value-type="string">
            <text:p>unit/attribute-change -unit UNIT_ID -skill NATURE_SPELL_CASTING -mode fixed -amount 2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ANIMAL_CASTING</text:p>
          </table:table-cell>
          <table:table-cell office:value-type="string" calcext:value-type="string">
            <text:p>Animal Casting M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NATURE_CAST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crease Animal Spell Casting</text:p>
          </table:table-cell>
          <table:table-cell office:value-type="string" calcext:value-type="string">
            <text:p>unit/attribute-change -unit UNIT_ID -skill ANIMAL_SPELL_CASTING -mode fixed -amount 3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PLANT_CASTING</text:p>
          </table:table-cell>
          <table:table-cell office:value-type="string" calcext:value-type="string">
            <text:p>Plant Casting M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NATURE_CAST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crease Plant Spell Casting</text:p>
          </table:table-cell>
          <table:table-cell office:value-type="string" calcext:value-type="string">
            <text:p>unit/attribute-change -unit UNIT_ID -skill PLANT_SPELL_CASTING -mode fixed -amount 3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EARTH_CASTING</text:p>
          </table:table-cell>
          <table:table-cell office:value-type="string" calcext:value-type="string">
            <text:p>Earth Casting M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NATURE_CAST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crease Earth Spell Casting</text:p>
          </table:table-cell>
          <table:table-cell office:value-type="string" calcext:value-type="string">
            <text:p>unit/attribute-change -unit UNIT_ID -skill EARTH_SPELL_CASTING -mode fixed -amount 3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PIRIT_CASTING</text:p>
          </table:table-cell>
          <table:table-cell office:value-type="string" calcext:value-type="string">
            <text:p>Spirit Casting M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NATURE_CAST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crease Spirit Spell Casting</text:p>
          </table:table-cell>
          <table:table-cell office:value-type="string" calcext:value-type="string">
            <text:p>unit/attribute-change -unit UNIT_ID -skill SPIRIT_SPELL_CASTING -mode fixed -amount 3 -track</text:p>
          </table:table-cell>
        </table:table-row>
        <table:table-row table:style-name="ro2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ARCANE_CASTING</text:p>
          </table:table-cell>
          <table:table-cell office:value-type="string" calcext:value-type="string">
            <text:p>Arcane Casting Specia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SPELL_CASTING_3</text:p>
          </table:table-cell>
          <table:table-cell/>
          <table:table-cell office:value-type="string" calcext:value-type="string">
            <text:p>DIVINE_CASTING</text:p>
            <text:p>NATURE_CASTING</text:p>
            <text:p>ELEMENTAL_CAS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ase Arcane Spell Casting</text:p>
          </table:table-cell>
          <table:table-cell office:value-type="string" calcext:value-type="string">
            <text:p>unit/attribute-change -unit UNIT_ID -skill ARCANE_SPELL_CASTING -mode fixed -amount 2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TIME_CASTING</text:p>
          </table:table-cell>
          <table:table-cell office:value-type="string" calcext:value-type="string">
            <text:p>Time Casting M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ARCANE_CAST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crease Time Spell Casting</text:p>
          </table:table-cell>
          <table:table-cell office:value-type="string" calcext:value-type="string">
            <text:p>unit/attribute-change -unit UNIT_ID -skill TIME_SPELL_CASTING -mode fixed -amount 3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PACE_CASTING</text:p>
          </table:table-cell>
          <table:table-cell office:value-type="string" calcext:value-type="string">
            <text:p>Space Casting M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ARCANE_CAST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crease Space Spell Casting</text:p>
          </table:table-cell>
          <table:table-cell office:value-type="string" calcext:value-type="string">
            <text:p>unit/attribute-change -unit UNIT_ID -skill SPACE_SPELL_CASTING -mode fixed -amount 3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FORCE_CASTING</text:p>
          </table:table-cell>
          <table:table-cell office:value-type="string" calcext:value-type="string">
            <text:p>Force Casting M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ARCANE_CAST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crease Force Spell Casting</text:p>
          </table:table-cell>
          <table:table-cell office:value-type="string" calcext:value-type="string">
            <text:p>unit/attribute-change -unit UNIT_ID -skill FORCE_SPELL_CASTING -mode fixed -amount 3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ENERGY_CASTING</text:p>
          </table:table-cell>
          <table:table-cell office:value-type="string" calcext:value-type="string">
            <text:p>Energy Casting M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ARCANE_CAST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crease Energy Spell Casting</text:p>
          </table:table-cell>
          <table:table-cell office:value-type="string" calcext:value-type="string">
            <text:p>unit/attribute-change -unit UNIT_ID -skill ENERGY_SPELL_CASTING -mode fixed -amount 3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CRIT_CHANCE_1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 table:number-columns-repeated="4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CRIT_CHANCE_2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CRIT_CHANCE_1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CRIT_CHANCE_3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CRIT_CHANCE_2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CRIT_CHANCE_4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CRIT_CHANCE_3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2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ELEMENTAL_CRIT_CHANCE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SPELL_CRIT_CHANCE_3</text:p>
          </table:table-cell>
          <table:table-cell/>
          <table:table-cell office:value-type="string" calcext:value-type="string">
            <text:p>DIVINE_CRIT_CHANCE</text:p>
            <text:p>NATURE_CRIT_CHANCE</text:p>
            <text:p>ARCANE_CRIT_CHANC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FIRE_CRIT_CHANCE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ELEMENTAL_CRIT_CHANCE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METAL_CRIT_CHANCE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ELEMENTAL_CRIT_CHANCE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TONE_CRIT_CHANCE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ELEMENTAL_CRIT_CHANCE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CRYSTAL_CRIT_CHANCE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ELEMENTAL_CRIT_CHANCE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WATER_CRIT_CHANCE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ELEMENTAL_CRIT_CHANCE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ICE_CRIT_CHANCE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ELEMENTAL_CRIT_CHANCE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AIR_CRIT_CHANCE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ELEMENTAL_CRIT_CHANCE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TORM_CRIT_CHANCE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ELEMENTAL_CRIT_CHANCE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2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DIVINE_CRIT_CHANCE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SPELL_CRIT_CHANCE_3</text:p>
          </table:table-cell>
          <table:table-cell/>
          <table:table-cell office:value-type="string" calcext:value-type="string">
            <text:p>ELEMENTAL_CRIT_CHANCE</text:p>
            <text:p>NATURE_CRIT_CHANCE</text:p>
            <text:p>ARCANE_CRIT_CHANC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LIGHT_CRIT_CHANCE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DIVINE_CRIT_CHANCE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DARK_CRIT_CHANCE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DIVINE_CRIT_CHANCE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HADOW_CRIT_CHANCE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DIVINE_CRIT_CHANCE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2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NATURE_CRIT_CHANCE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SPELL_CRIT_CHANCE_3</text:p>
          </table:table-cell>
          <table:table-cell/>
          <table:table-cell office:value-type="string" calcext:value-type="string">
            <text:p>DIVINE_CRIT_CHANCE</text:p>
            <text:p>ELEMENTAL_CRIT_CHANCE</text:p>
            <text:p>ARCANE_CRIT_CHANC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ANIMAL_CRIT_CHANCE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NATURE_CRIT_CHANCE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PLANT_CRIT_CHANCE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NATURE_CRIT_CHANCE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EARTH_CRIT_CHANCE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NATURE_CRIT_CHANCE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PIRIT_CRIT_CHANCE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NATURE_CRIT_CHANCE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2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ARCANE_CRIT_CHANCE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SPELL_CRIT_CHANCE_3</text:p>
          </table:table-cell>
          <table:table-cell/>
          <table:table-cell office:value-type="string" calcext:value-type="string">
            <text:p>DIVINE_CRIT_CHANCE</text:p>
            <text:p>NATURE_CRIT_CHANCE</text:p>
            <text:p>ELEMENTAL_CRIT_CHANC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TIME_CRIT_CHANCE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ARCANE_CRIT_CHANCE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PACE_CRIT_CHANCE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ARCANE_CRIT_CHANCE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FORCE_CRIT_CHANCE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ARCANE_CRIT_CHANCE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ENERGY_CRIT_CHANCE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ARCANE_CRIT_CHANCE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CAST_SPEED_1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 table:number-columns-repeated="4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CAST_SPEED_2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CAST_SPEED_1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CAST_SPEED_3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CAST_SPEED_2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CAST_SPEED_4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CAST_SPEED_3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2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ELEMENTAL_CAST_SPEED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SPELL_CAST_SPEED_3</text:p>
          </table:table-cell>
          <table:table-cell/>
          <table:table-cell office:value-type="string" calcext:value-type="string">
            <text:p>DIVINE_CAST_SPEED</text:p>
            <text:p>NATURE_CAST_SPEED</text:p>
            <text:p>ARCANE_CAST_SPEE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FIRE_CAST_SPEED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ELEMENTAL_CAST_SPEED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METAL_CAST_SPEED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ELEMENTAL_CAST_SPEED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TONE_CAST_SPEED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ELEMENTAL_CAST_SPEED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CRYSTAL_CAST_SPEED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ELEMENTAL_CAST_SPEED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WATER_CAST_SPEED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ELEMENTAL_CAST_SPEED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ICE_CAST_SPEED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ELEMENTAL_CAST_SPEED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AIR_CAST_SPEED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ELEMENTAL_CAST_SPEED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TORM_CAST_SPEED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ELEMENTAL_CAST_SPEED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2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DIVINE_CAST_SPEED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SPELL_CAST_SPEED_3</text:p>
          </table:table-cell>
          <table:table-cell/>
          <table:table-cell office:value-type="string" calcext:value-type="string">
            <text:p>ELEMENTAL_CAST_SPEED</text:p>
            <text:p>NATURE_CAST_SPEED</text:p>
            <text:p>ARCANE_CAST_SPEE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LIGHT_CAST_SPEED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DIVINE_CAST_SPEED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DARK_CAST_SPEED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DIVINE_CAST_SPEED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HADOW_CAST_SPEED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DIVINE_CAST_SPEED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2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NATURE_CAST_SPEED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SPELL_CAST_SPEED_3</text:p>
          </table:table-cell>
          <table:table-cell/>
          <table:table-cell office:value-type="string" calcext:value-type="string">
            <text:p>DIVINE_CAST_SPEED</text:p>
            <text:p>ELEMENTAL_CAST_SPEED</text:p>
            <text:p>ARCANE_CAST_SPEE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ANIMAL_CAST_SPEED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NATURE_CAST_SPEED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PLANT_CAST_SPEED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NATURE_CAST_SPEED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EARTH_CAST_SPEED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NATURE_CAST_SPEED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PIRIT_CAST_SPEED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NATURE_CAST_SPEED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2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ARCANE_CAST_SPEED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SPELL_CAST_SPEED_3</text:p>
          </table:table-cell>
          <table:table-cell/>
          <table:table-cell office:value-type="string" calcext:value-type="string">
            <text:p>DIVINE_CAST_SPEED</text:p>
            <text:p>NATURE_CAST_SPEED</text:p>
            <text:p>ELEMENTAL_CAST_SPEE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TIME_CAST_SPEED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ARCANE_CAST_SPEED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PACE_CAST_SPEED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ARCANE_CAST_SPEED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FORCE_CAST_SPEED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ARCANE_CAST_SPEED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ENERGY_CAST_SPEED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ARCANE_CAST_SPEED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CAST_SPEED_1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 table:number-columns-repeated="4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CAST_SPEED_2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CAST_SPEED_1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CAST_SPEED_3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CAST_SPEED_2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CAST_SPEED_4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CAST_SPEED_3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2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ELEMENTAL_CAST_SPEED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SPELL_CAST_SPEED_3</text:p>
          </table:table-cell>
          <table:table-cell/>
          <table:table-cell office:value-type="string" calcext:value-type="string">
            <text:p>DIVINE_CAST_SPEED</text:p>
            <text:p>NATURE_CAST_SPEED</text:p>
            <text:p>ARCANE_CAST_SPEE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FIRE_CAST_SPEED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ELEMENTAL_CAST_SPEED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METAL_CAST_SPEED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ELEMENTAL_CAST_SPEED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TONE_CAST_SPEED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ELEMENTAL_CAST_SPEED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CRYSTAL_CAST_SPEED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ELEMENTAL_CAST_SPEED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WATER_CAST_SPEED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ELEMENTAL_CAST_SPEED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ICE_CAST_SPEED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ELEMENTAL_CAST_SPEED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AIR_CAST_SPEED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ELEMENTAL_CAST_SPEED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TORM_CAST_SPEED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ELEMENTAL_CAST_SPEED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2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DIVINE_CAST_SPEED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SPELL_CAST_SPEED_3</text:p>
          </table:table-cell>
          <table:table-cell/>
          <table:table-cell office:value-type="string" calcext:value-type="string">
            <text:p>ELEMENTAL_CAST_SPEED</text:p>
            <text:p>NATURE_CAST_SPEED</text:p>
            <text:p>ARCANE_CAST_SPEE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LIGHT_CAST_SPEED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DIVINE_CAST_SPEED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DARK_CAST_SPEED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DIVINE_CAST_SPEED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HADOW_CAST_SPEED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DIVINE_CAST_SPEED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2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NATURE_CAST_SPEED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SPELL_CAST_SPEED_3</text:p>
          </table:table-cell>
          <table:table-cell/>
          <table:table-cell office:value-type="string" calcext:value-type="string">
            <text:p>DIVINE_CAST_SPEED</text:p>
            <text:p>ELEMENTAL_CAST_SPEED</text:p>
            <text:p>ARCANE_CAST_SPEE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ANIMAL_CAST_SPEED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NATURE_CAST_SPEED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PLANT_CAST_SPEED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NATURE_CAST_SPEED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EARTH_CAST_SPEED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NATURE_CAST_SPEED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PIRIT_CAST_SPEED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NATURE_CAST_SPEED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2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ARCANE_CAST_SPEED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SPELL_CAST_SPEED_3</text:p>
          </table:table-cell>
          <table:table-cell/>
          <table:table-cell office:value-type="string" calcext:value-type="string">
            <text:p>DIVINE_CAST_SPEED</text:p>
            <text:p>NATURE_CAST_SPEED</text:p>
            <text:p>ELEMENTAL_CAST_SPEE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TIME_CAST_SPEED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ARCANE_CAST_SPEED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PACE_CAST_SPEED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ARCANE_CAST_SPEED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FORCE_CAST_SPEED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ARCANE_CAST_SPEED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ENERGY_CAST_SPEED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ARCANE_CAST_SPEED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HIT_CHANCE_1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 table:number-columns-repeated="4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HIT_CHANCE_2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HIT_CHANCE_1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HIT_CHANCE_3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HIT_CHANCE_2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HIT_CHANCE_4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HIT_CHANCE_3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2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ELEMENTAL_HIT_CHANCE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SPELL_HIT_CHANCE_3</text:p>
          </table:table-cell>
          <table:table-cell/>
          <table:table-cell office:value-type="string" calcext:value-type="string">
            <text:p>DIVINE_HIT_CHANCE</text:p>
            <text:p>NATURE_HIT_CHANCE</text:p>
            <text:p>ARCANE_HIT_CHANC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FIRE_HIT_CHANCE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ELEMENTAL_HIT_CHANCE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METAL_HIT_CHANCE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ELEMENTAL_HIT_CHANCE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TONE_HIT_CHANCE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ELEMENTAL_HIT_CHANCE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CRYSTAL_HIT_CHANCE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ELEMENTAL_HIT_CHANCE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WATER_HIT_CHANCE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ELEMENTAL_HIT_CHANCE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ICE_HIT_CHANCE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ELEMENTAL_HIT_CHANCE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AIR_HIT_CHANCE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ELEMENTAL_HIT_CHANCE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TORM_HIT_CHANCE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ELEMENTAL_HIT_CHANCE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2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DIVINE_HIT_CHANCE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SPELL_HIT_CHANCE_3</text:p>
          </table:table-cell>
          <table:table-cell/>
          <table:table-cell office:value-type="string" calcext:value-type="string">
            <text:p>ELEMENTAL_HIT_CHANCE</text:p>
            <text:p>NATURE_HIT_CHANCE</text:p>
            <text:p>ARCANE_HIT_CHANC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LIGHT_HIT_CHANCE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DIVINE_HIT_CHANCE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DARK_HIT_CHANCE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DIVINE_HIT_CHANCE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HADOW_HIT_CHANCE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DIVINE_HIT_CHANCE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2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NATURE_HIT_CHANCE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SPELL_HIT_CHANCE_3</text:p>
          </table:table-cell>
          <table:table-cell/>
          <table:table-cell office:value-type="string" calcext:value-type="string">
            <text:p>DIVINE_HIT_CHANCE</text:p>
            <text:p>ELEMENTAL_HIT_CHANCE</text:p>
            <text:p>ARCANE_HIT_CHANC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ANIMAL_HIT_CHANCE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NATURE_HIT_CHANCE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PLANT_HIT_CHANCE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NATURE_HIT_CHANCE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EARTH_HIT_CHANCE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NATURE_HIT_CHANCE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PIRIT_HIT_CHANCE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NATURE_HIT_CHANCE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2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ARCANE_HIT_CHANCE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SPELL_HIT_CHANCE_3</text:p>
          </table:table-cell>
          <table:table-cell/>
          <table:table-cell office:value-type="string" calcext:value-type="string">
            <text:p>DIVINE_HIT_CHANCE</text:p>
            <text:p>NATURE_HIT_CHANCE</text:p>
            <text:p>ELEMENTAL_HIT_CHANC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TIME_HIT_CHANCE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ARCANE_HIT_CHANCE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PACE_HIT_CHANCE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ARCANE_HIT_CHANCE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FORCE_HIT_CHANCE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ARCANE_HIT_CHANCE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ENERGY_HIT_CHANCE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ARCANE_HIT_CHANCE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PENETRATION_1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 table:number-columns-repeated="4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PENETRATION_2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PENETRATION_1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PENETRATION_3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PENETRATION_2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PENETRATION_4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PENETRATION_3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2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ELEMENTAL_PENETRATION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SPELL_PENETRATION_3</text:p>
          </table:table-cell>
          <table:table-cell/>
          <table:table-cell office:value-type="string" calcext:value-type="string">
            <text:p>DIVINE_PENETRATION</text:p>
            <text:p>NATURE_PENETRATION</text:p>
            <text:p>ARCANE_PENETRATION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FIRE_PENETRATION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ELEMENTAL_PENETRATION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METAL_PENETRATION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ELEMENTAL_PENETRATION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TONE_PENETRATION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ELEMENTAL_PENETRATION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CRYSTAL_PENETRATION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ELEMENTAL_PENETRATION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WATER_PENETRATION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ELEMENTAL_PENETRATION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ICE_PENETRATION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ELEMENTAL_PENETRATION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AIR_PENETRATION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ELEMENTAL_PENETRATION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TORM_PENETRATION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ELEMENTAL_PENETRATION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2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DIVINE_PENETRATION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SPELL_PENETRATION_3</text:p>
          </table:table-cell>
          <table:table-cell/>
          <table:table-cell office:value-type="string" calcext:value-type="string">
            <text:p>ELEMENTAL_PENETRATION</text:p>
            <text:p>NATURE_PENETRATION</text:p>
            <text:p>ARCANE_PENETRATION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LIGHT_PENETRATION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DIVINE_PENETRATION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DARK_PENETRATION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DIVINE_PENETRATION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HADOW_PENETRATION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DIVINE_PENETRATION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2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NATURE_PENETRATION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SPELL_PENETRATION_3</text:p>
          </table:table-cell>
          <table:table-cell/>
          <table:table-cell office:value-type="string" calcext:value-type="string">
            <text:p>DIVINE_PENETRATION</text:p>
            <text:p>ELEMENTAL_PENETRATION</text:p>
            <text:p>ARCANE_PENETRATION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ANIMAL_PENETRATION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NATURE_PENETRATION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PLANT_PENETRATION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NATURE_PENETRATION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EARTH_PENETRATION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NATURE_PENETRATION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PIRIT_PENETRATION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NATURE_PENETRATION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2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ARCANE_PENETRATION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SPELL_PENETRATION_3</text:p>
          </table:table-cell>
          <table:table-cell/>
          <table:table-cell office:value-type="string" calcext:value-type="string">
            <text:p>DIVINE_PENETRATION</text:p>
            <text:p>NATURE_PENETRATION</text:p>
            <text:p>ELEMENTAL_PENETRATION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TIME_PENETRATION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ARCANE_PENETRATION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PACE_PENETRATION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ARCANE_PENETRATION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FORCE_PENETRATION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ARCANE_PENETRATION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ENERGY_PENETRATION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 description of the feat goes here</text:p>
          </table:table-cell>
          <table:table-cell/>
          <table:table-cell office:value-type="string" calcext:value-type="string">
            <text:p>ARCANE_PENETRATION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Feat Effect</text:p>
          </table:table-cell>
          <table:table-cell office:value-type="string" calcext:value-type="string">
            <text:p>Feat Script</text:p>
          </table:table-cell>
        </table:table-row>
      </table:table>
      <table:table table:name="Mixed" table:style-name="ta1">
        <table:table-column table:style-name="co1" table:default-cell-style-name="Default"/>
        <table:table-row table:style-name="ro1">
          <table:table-cell/>
        </table:table-row>
      </table:table>
      <table:table table:name="Weapon" table:style-name="ta1">
        <table:table-column table:style-name="co1" table:default-cell-style-name="Default"/>
        <table:table-row table:style-name="ro1">
          <table:table-cell/>
        </table:table-row>
      </table:table>
      <table:table table:name="Armor" table:style-name="ta1">
        <table:table-column table:style-name="co1" table:default-cell-style-name="Default"/>
        <table:table-row table:style-name="ro1">
          <table:table-cell/>
        </table:table-row>
      </table:table>
      <table:table table:name="Special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Details.A33:Details.A5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3">00/00/0000</text:date>, <text:time style:data-style-name="N2" text:time-value="10:20:36.8032237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es Engel</meta:initial-creator>
    <meta:creation-date>2018-02-21T11:21:07.022248753</meta:creation-date>
    <dc:date>2018-03-23T15:19:39.290277873</dc:date>
    <dc:creator>Miles Engel</dc:creator>
    <meta:editing-duration>P5DT11H15M32S</meta:editing-duration>
    <meta:editing-cycles>16</meta:editing-cycles>
    <meta:generator>LibreOffice/4.3.7.2$Linux_X86_64 LibreOffice_project/430$Build-2</meta:generator>
    <meta:document-statistic meta:table-count="8" meta:cell-count="2409" meta:object-count="0"/>
  </office:meta>
</office:document-meta>
</file>